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4.5569in" table:align="left"/>
    </style:style>
    <style:style style:name="Table2.A" style:family="table-column">
      <style:table-column-properties style:column-width="0.9215in"/>
    </style:style>
    <style:style style:name="Table2.B" style:family="table-column">
      <style:table-column-properties style:column-width="1.5465in"/>
    </style:style>
    <style:style style:name="Table2.C" style:family="table-column">
      <style:table-column-properties style:column-width="2.0889in"/>
    </style:style>
    <style:style style:name="Table2.A1" style:family="table-cell">
      <style:table-cell-properties style:vertical-align="middle" fo:padding="0.0194in" fo:border="none"/>
    </style:style>
    <style:style style:name="Table1" style:family="table">
      <style:table-properties style:width="6.925in" table:align="left"/>
    </style:style>
    <style:style style:name="Table1.A" style:family="table-column">
      <style:table-column-properties style:column-width="3.7819in"/>
    </style:style>
    <style:style style:name="Table1.B" style:family="table-column">
      <style:table-column-properties style:column-width="3.1431in"/>
    </style:style>
    <style:style style:name="Table1.A1" style:family="table-cell">
      <style:table-cell-properties style:vertical-align="middle" fo:padding="0.0194in" fo:border="none"/>
    </style:style>
    <style:style style:name="Table1.5" style:family="table-row">
      <style:table-row-properties style:min-row-height="0.4736in"/>
    </style:style>
    <style:style style:name="P1" style:family="paragraph" style:parent-style-name="Standard">
      <style:text-properties fo:color="#2a6099" loext:opacity="100%" fo:font-weight="bold" officeooo:rsid="001fb712" officeooo:paragraph-rsid="001fb712" style:font-weight-asian="bold" style:font-weight-complex="bold"/>
    </style:style>
    <style:style style:name="P2" style:family="paragraph" style:parent-style-name="Standard">
      <style:text-properties officeooo:rsid="001dcdb9" officeooo:paragraph-rsid="001dcdb9"/>
    </style:style>
    <style:style style:name="P3" style:family="paragraph" style:parent-style-name="Table_20_Contents">
      <style:text-properties fo:color="#2a6099" loext:opacity="100%" officeooo:paragraph-rsid="004733c5"/>
    </style:style>
    <style:style style:name="P4" style:family="paragraph" style:parent-style-name="Heading_20_3">
      <style:text-properties fo:color="#2a6099" loext:opacity="100%" officeooo:paragraph-rsid="004733c5"/>
    </style:style>
    <style:style style:name="P5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4733c5"/>
    </style:style>
    <style:style style:name="P6" style:family="paragraph" style:parent-style-name="Preformatted_20_Text">
      <style:paragraph-properties style:writing-mode="lr-tb"/>
      <style:text-properties officeooo:paragraph-rsid="004733c5"/>
    </style:style>
    <style:style style:name="P7" style:family="paragraph" style:parent-style-name="Preformatted_20_Text">
      <style:paragraph-properties style:writing-mode="lr-tb"/>
      <style:text-properties fo:color="#2a6099" loext:opacity="100%" officeooo:paragraph-rsid="004733c5"/>
    </style:style>
    <style:style style:name="P8" style:family="paragraph" style:parent-style-name="Preformatted_20_Text">
      <style:paragraph-properties fo:margin-top="0in" fo:margin-bottom="0.1965in" style:contextual-spacing="false" style:writing-mode="lr-tb"/>
      <style:text-properties officeooo:paragraph-rsid="004733c5"/>
    </style:style>
    <style:style style:name="P9" style:family="paragraph" style:parent-style-name="Heading_20_3">
      <style:text-properties officeooo:paragraph-rsid="001fb712"/>
    </style:style>
    <style:style style:name="P10" style:family="paragraph" style:parent-style-name="Text_20_body">
      <style:text-properties officeooo:paragraph-rsid="001fb712"/>
    </style:style>
    <style:style style:name="P11" style:family="paragraph" style:parent-style-name="Text_20_body">
      <style:text-properties officeooo:paragraph-rsid="0047cb8a"/>
    </style:style>
    <style:style style:name="P12" style:family="paragraph" style:parent-style-name="Standard">
      <style:text-properties fo:color="#000000" loext:opacity="100%" style:font-name="Cascadia Mono" fo:font-size="9.5pt" fo:background-color="#ffffff" style:font-size-asian="9.5pt"/>
    </style:style>
    <style:style style:name="P13" style:family="paragraph" style:parent-style-name="Standard">
      <style:text-properties officeooo:paragraph-rsid="0047cb8a"/>
    </style:style>
    <style:style style:name="P14" style:family="paragraph" style:parent-style-name="Heading_20_3">
      <style:paragraph-properties fo:keep-with-next="always"/>
      <style:text-properties fo:color="#000000" loext:opacity="100%" officeooo:paragraph-rsid="001fb712"/>
    </style:style>
    <style:style style:name="P15" style:family="paragraph" style:parent-style-name="Heading_20_3">
      <style:paragraph-properties fo:keep-with-next="always"/>
      <style:text-properties officeooo:paragraph-rsid="001fb712"/>
    </style:style>
    <style:style style:name="P16" style:family="paragraph" style:parent-style-name="Table_20_Contents">
      <style:text-properties officeooo:paragraph-rsid="004733c5"/>
    </style:style>
    <style:style style:name="P17" style:family="paragraph" style:parent-style-name="Standard">
      <style:paragraph-properties fo:margin-top="0in" fo:margin-bottom="0.0972in" style:contextual-spacing="false" fo:line-height="115%"/>
      <style:text-properties officeooo:paragraph-rsid="004733c5"/>
    </style:style>
    <style:style style:name="P18" style:family="paragraph" style:parent-style-name="Text_20_body">
      <style:text-properties officeooo:paragraph-rsid="004733c5"/>
    </style:style>
    <style:style style:name="P19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officeooo:paragraph-rsid="004733c5"/>
    </style:style>
    <style:style style:name="P20" style:family="paragraph" style:parent-style-name="Preformatted_20_Text">
      <style:paragraph-properties fo:margin-top="0in" fo:margin-bottom="0.0972in" style:contextual-spacing="false" fo:line-height="115%" style:writing-mode="lr-tb"/>
      <style:text-properties officeooo:paragraph-rsid="004733c5"/>
    </style:style>
    <style:style style:name="P21" style:family="paragraph" style:parent-style-name="Quotations">
      <style:paragraph-properties fo:margin-left="0in" fo:margin-top="0in" fo:margin-bottom="0.1965in" style:contextual-spacing="false" fo:text-indent="0in" style:auto-text-indent="false" style:writing-mode="lr-tb"/>
      <style:text-properties officeooo:paragraph-rsid="004c3192"/>
    </style:style>
    <style:style style:name="P22" style:family="paragraph" style:parent-style-name="Quotations">
      <style:paragraph-properties fo:margin-left="0in" fo:text-indent="0in" style:auto-text-indent="false"/>
      <style:text-properties fo:color="#2a6099" loext:opacity="100%" style:font-name="Liberation Mono" fo:font-size="10pt" officeooo:paragraph-rsid="004c3192" style:font-name-asian="NSimSun" style:font-size-asian="10pt" style:font-name-complex="Liberation Mono" style:font-size-complex="10pt"/>
    </style:style>
    <style:style style:name="P23" style:family="paragraph" style:parent-style-name="Text_20_body" style:list-style-name="L1">
      <style:text-properties officeooo:paragraph-rsid="004733c5"/>
    </style:style>
    <style:style style:name="P24" style:family="paragraph" style:parent-style-name="Text_20_body" style:list-style-name="L2">
      <style:text-properties fo:color="#2a6099" loext:opacity="100%" officeooo:paragraph-rsid="004733c5"/>
    </style:style>
    <style:style style:name="P25" style:family="paragraph" style:parent-style-name="Text_20_body" style:list-style-name="L2">
      <style:text-properties officeooo:paragraph-rsid="004733c5"/>
    </style:style>
    <style:style style:name="P26" style:family="paragraph" style:parent-style-name="Text_20_body">
      <style:text-properties fo:color="#2a6099" loext:opacity="100%" officeooo:paragraph-rsid="004733c5"/>
    </style:style>
    <style:style style:name="P27" style:family="paragraph" style:parent-style-name="Standard">
      <style:text-properties officeooo:paragraph-rsid="004733c5"/>
    </style:style>
    <style:style style:name="P28" style:family="paragraph" style:parent-style-name="Text_20_body" style:list-style-name="L3">
      <style:text-properties officeooo:paragraph-rsid="004733c5"/>
    </style:style>
    <style:style style:name="P29" style:family="paragraph" style:parent-style-name="Text_20_body" style:list-style-name="L3">
      <style:text-properties fo:color="#2a6099" loext:opacity="100%" officeooo:paragraph-rsid="004733c5"/>
    </style:style>
    <style:style style:name="P30" style:family="paragraph" style:parent-style-name="Text_20_body">
      <style:text-properties officeooo:rsid="002149c5" officeooo:paragraph-rsid="004733c5"/>
    </style:style>
    <style:style style:name="P31" style:family="paragraph" style:parent-style-name="Standard">
      <style:text-properties officeooo:rsid="002149c5" officeooo:paragraph-rsid="00268930"/>
    </style:style>
    <style:style style:name="P32" style:family="paragraph" style:parent-style-name="Standard">
      <style:text-properties officeooo:rsid="002149c5" officeooo:paragraph-rsid="00274115"/>
    </style:style>
    <style:style style:name="P33" style:family="paragraph" style:parent-style-name="Standard">
      <style:text-properties officeooo:rsid="002149c5" officeooo:paragraph-rsid="0024ceaa"/>
    </style:style>
    <style:style style:name="P34" style:family="paragraph" style:parent-style-name="Text_20_body">
      <style:text-properties officeooo:rsid="002149c5" officeooo:paragraph-rsid="002b440b"/>
    </style:style>
    <style:style style:name="P35" style:family="paragraph" style:parent-style-name="Text_20_body">
      <style:paragraph-properties fo:break-before="page"/>
      <style:text-properties officeooo:rsid="002149c5" officeooo:paragraph-rsid="002b440b"/>
    </style:style>
    <style:style style:name="P36" style:family="paragraph" style:parent-style-name="Horizontal_20_Line">
      <style:text-properties fo:color="#000000" loext:opacity="100%" fo:font-size="9pt" officeooo:rsid="002b440b" style:font-size-asian="9pt" style:font-size-complex="9pt"/>
    </style:style>
    <style:style style:name="P37" style:family="paragraph" style:parent-style-name="Preformatted_20_Text">
      <style:paragraph-properties fo:margin-left="0in" fo:margin-right="0in" fo:text-indent="0in" style:auto-text-indent="false" style:writing-mode="lr-tb"/>
      <style:text-properties fo:color="#000000" loext:opacity="100%" fo:font-size="9pt" officeooo:rsid="002b440b" style:font-size-asian="9pt" style:font-size-complex="9pt"/>
    </style:style>
    <style:style style:name="P38" style:family="paragraph" style:parent-style-name="Preformatted_20_Text">
      <style:paragraph-properties style:writing-mode="lr-tb"/>
      <style:text-properties fo:color="#000000" loext:opacity="100%" fo:font-size="9pt" officeooo:rsid="002b440b" style:font-size-asian="9pt" style:font-size-complex="9pt"/>
    </style:style>
    <style:style style:name="P39" style:family="paragraph" style:parent-style-name="Preformatted_20_Text">
      <style:paragraph-properties style:writing-mode="lr-tb"/>
      <style:text-properties fo:color="#000000" loext:opacity="100%" fo:font-size="9pt" officeooo:rsid="002b440b" officeooo:paragraph-rsid="0051b4b8" style:font-size-asian="9pt" style:font-size-complex="9pt"/>
    </style:style>
    <style:style style:name="P40" style:family="paragraph" style:parent-style-name="Preformatted_20_Text">
      <style:paragraph-properties style:writing-mode="lr-tb"/>
      <style:text-properties fo:color="#000000" loext:opacity="100%" fo:font-size="9pt" officeooo:rsid="002b440b" officeooo:paragraph-rsid="004e1267" style:font-size-asian="9pt" style:font-size-complex="9pt"/>
    </style:style>
    <style:style style:name="P41" style:family="paragraph" style:parent-style-name="Preformatted_20_Text">
      <style:paragraph-properties style:writing-mode="lr-tb"/>
      <style:text-properties fo:color="#000000" loext:opacity="100%" fo:font-size="9pt" officeooo:rsid="002b440b" officeooo:paragraph-rsid="004f00dc" style:font-size-asian="9pt" style:font-size-complex="9pt"/>
    </style:style>
    <style:style style:name="P42" style:family="paragraph" style:parent-style-name="Preformatted_20_Text">
      <style:paragraph-properties style:writing-mode="lr-tb"/>
      <style:text-properties fo:color="#000000" loext:opacity="100%" fo:font-size="9pt" officeooo:rsid="002b440b" officeooo:paragraph-rsid="004fe549" style:font-size-asian="9pt" style:font-size-complex="9pt"/>
    </style:style>
    <style:style style:name="P43" style:family="paragraph" style:parent-style-name="Preformatted_20_Text">
      <style:paragraph-properties style:writing-mode="lr-tb"/>
      <style:text-properties fo:color="#b2b2b2" loext:opacity="100%" fo:font-size="9pt" officeooo:rsid="002b440b" style:font-size-asian="9pt" style:font-size-complex="9pt"/>
    </style:style>
    <style:style style:name="P44" style:family="paragraph" style:parent-style-name="Heading_20_2">
      <style:text-properties fo:color="#000000" loext:opacity="100%" fo:font-size="9pt" officeooo:rsid="002b440b" style:font-size-asian="9pt" style:font-size-complex="9pt"/>
    </style:style>
    <style:style style:name="P45" style:family="paragraph" style:parent-style-name="Preformatted_20_Text">
      <style:paragraph-properties fo:margin-top="0in" fo:margin-bottom="0.1965in" style:contextual-spacing="false" style:writing-mode="lr-tb"/>
      <style:text-properties fo:color="#000000" loext:opacity="100%" fo:font-size="9pt" officeooo:rsid="002b440b" style:font-size-asian="9pt" style:font-size-complex="9pt"/>
    </style:style>
    <style:style style:name="P46" style:family="paragraph" style:parent-style-name="Horizontal_20_Line">
      <style:text-properties officeooo:rsid="001dcdb9"/>
    </style:style>
    <style:style style:name="P47" style:family="paragraph" style:parent-style-name="Heading_20_3">
      <style:text-properties officeooo:rsid="001dcdb9"/>
    </style:style>
    <style:style style:name="P48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officeooo:rsid="001dcdb9"/>
    </style:style>
    <style:style style:name="P49" style:family="paragraph" style:parent-style-name="Preformatted_20_Text">
      <style:paragraph-properties fo:margin-top="0in" fo:margin-bottom="0.0972in" style:contextual-spacing="false" fo:line-height="115%" style:writing-mode="lr-tb"/>
      <style:text-properties officeooo:rsid="001dcdb9"/>
    </style:style>
    <style:style style:name="P50" style:family="paragraph" style:parent-style-name="Horizontal_20_Line">
      <style:paragraph-properties fo:margin-top="0in" fo:margin-bottom="0.0972in" style:contextual-spacing="false" fo:line-height="115%"/>
      <style:text-properties officeooo:rsid="001dcdb9"/>
    </style:style>
    <style:style style:name="P51" style:family="paragraph" style:parent-style-name="Heading_20_2">
      <style:paragraph-properties fo:margin-top="0in" fo:margin-bottom="0.0972in" style:contextual-spacing="false" fo:line-height="115%"/>
      <style:text-properties officeooo:rsid="001dcdb9"/>
    </style:style>
    <style:style style:name="P52" style:family="paragraph" style:parent-style-name="Heading_20_3">
      <style:paragraph-properties fo:margin-top="0in" fo:margin-bottom="0.0972in" style:contextual-spacing="false" fo:line-height="115%"/>
      <style:text-properties officeooo:rsid="001dcdb9"/>
    </style:style>
    <style:style style:name="P53" style:family="paragraph" style:parent-style-name="Text_20_body">
      <style:text-properties officeooo:rsid="001dcdb9"/>
    </style:style>
    <style:style style:name="P54" style:family="paragraph" style:parent-style-name="Text_20_body" style:list-style-name="L4">
      <style:text-properties officeooo:rsid="001dcdb9"/>
    </style:style>
    <style:style style:name="P55" style:family="paragraph" style:parent-style-name="Preformatted_20_Text" style:list-style-name="L4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officeooo:rsid="001dcdb9"/>
    </style:style>
    <style:style style:name="P56" style:family="paragraph" style:parent-style-name="Preformatted_20_Text" style:list-style-name="L4">
      <style:paragraph-properties fo:margin-top="0in" fo:margin-bottom="0.0972in" style:contextual-spacing="false" fo:line-height="115%" style:writing-mode="lr-tb"/>
      <style:text-properties officeooo:rsid="001dcdb9"/>
    </style:style>
    <style:style style:name="P57" style:family="paragraph" style:parent-style-name="Text_20_body" style:list-style-name="L5">
      <style:text-properties officeooo:rsid="001dcdb9"/>
    </style:style>
    <style:style style:name="P58" style:family="paragraph" style:parent-style-name="Text_20_body" style:list-style-name="L6">
      <style:text-properties officeooo:rsid="001dcdb9"/>
    </style:style>
    <style:style style:name="P59" style:family="paragraph" style:parent-style-name="Heading_20_2">
      <style:text-properties officeooo:rsid="001dcdb9"/>
    </style:style>
    <style:style style:name="P60" style:family="paragraph" style:parent-style-name="Heading_20_2">
      <style:paragraph-properties fo:break-before="page"/>
      <style:text-properties officeooo:rsid="001dcdb9"/>
    </style:style>
    <style:style style:name="P61" style:family="paragraph" style:parent-style-name="Text_20_body" style:list-style-name="L7">
      <style:text-properties officeooo:rsid="001dcdb9"/>
    </style:style>
    <style:style style:name="P62" style:family="paragraph" style:parent-style-name="Quotations">
      <style:paragraph-properties fo:margin-top="0in" fo:margin-bottom="0.0972in" style:contextual-spacing="false" fo:line-height="115%"/>
      <style:text-properties officeooo:rsid="001dcdb9"/>
    </style:style>
    <style:style style:name="P63" style:family="paragraph" style:parent-style-name="Text_20_body" style:list-style-name="L8">
      <style:text-properties officeooo:rsid="001dcdb9"/>
    </style:style>
    <style:style style:name="P64" style:family="paragraph" style:parent-style-name="Text_20_body" style:list-style-name="L9">
      <style:text-properties officeooo:rsid="001dcdb9"/>
    </style:style>
    <style:style style:name="P65" style:family="paragraph" style:parent-style-name="Text_20_body" style:list-style-name="L10">
      <style:text-properties officeooo:rsid="001dcdb9"/>
    </style:style>
    <style:style style:name="P66" style:family="paragraph" style:parent-style-name="Text_20_body">
      <style:text-properties officeooo:rsid="0054a155" officeooo:paragraph-rsid="0054a155"/>
    </style:style>
    <style:style style:name="P67" style:family="paragraph" style:parent-style-name="Text_20_body" style:list-style-name="L11">
      <style:text-properties officeooo:rsid="001dcdb9"/>
    </style:style>
    <style:style style:name="P68" style:family="paragraph" style:parent-style-name="Text_20_body" style:list-style-name="L12">
      <style:text-properties officeooo:rsid="001dcdb9"/>
    </style:style>
    <style:style style:name="P69" style:family="paragraph" style:parent-style-name="Text_20_body" style:list-style-name="L13">
      <style:text-properties officeooo:rsid="001dcdb9"/>
    </style:style>
    <style:style style:name="T1" style:family="text">
      <style:text-properties officeooo:rsid="0046cc6f"/>
    </style:style>
    <style:style style:name="T2" style:family="text">
      <style:text-properties fo:color="#2a6099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ff0000" loext:opacity="100%"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color="#2a6099" loext:opacity="100%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2a6099" loext:opacity="100%" fo:font-size="11pt" fo:font-weight="normal" officeooo:rsid="0047cb8a" style:font-size-asian="11pt" style:font-weight-asian="normal" style:font-size-complex="11pt" style:font-weight-complex="normal"/>
    </style:style>
    <style:style style:name="T7" style:family="text">
      <style:text-properties fo:color="#0000ff" loext:opacity="100%" fo:font-family="'Cascadia Mono'" style:font-family-generic="modern" style:font-pitch="fixed" fo:font-size="9.5pt" fo:font-weight="normal" officeooo:rsid="0047cb8a" fo:background-color="#ffffff" loext:char-shading-value="0" style:font-size-asian="9.5pt" style:font-weight-asian="normal" style:font-size-complex="11pt" style:font-weight-complex="normal"/>
    </style:style>
    <style:style style:name="T8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9" style:family="text">
      <style:text-properties fo:color="#a31515" loext:opacity="100%" style:font-name="Cascadia Mono" fo:font-size="9.5pt" fo:background-color="#ffffff" loext:char-shading-value="0" style:font-size-asian="9.5pt"/>
    </style:style>
    <style:style style:name="T10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11" style:family="text">
      <style:text-properties fo:color="#2b91af" loext:opacity="100%" style:font-name="Cascadia Mono" fo:font-size="9.5pt" fo:background-color="#ffffff" loext:char-shading-value="0" style:font-size-asian="9.5pt"/>
    </style:style>
    <style:style style:name="T12" style:family="text">
      <style:text-properties fo:color="#b2b2b2" loext:opacity="100%"/>
    </style:style>
    <style:style style:name="T13" style:family="text">
      <style:text-properties fo:color="#000000" loext:opacity="100%" officeooo:rsid="00209269"/>
    </style:style>
    <style:style style:name="T14" style:family="text">
      <style:text-properties fo:color="#b2b2b2" loext:opacity="100%" officeooo:rsid="00209269"/>
    </style:style>
    <style:style style:name="T15" style:family="text">
      <style:text-properties fo:color="#2a6099" loext:opacity="100%" officeooo:rsid="00209269"/>
    </style:style>
    <style:style style:name="T16" style:family="text">
      <style:text-properties fo:color="#2a6099" loext:opacity="100%" style:font-name="Liberation Mono" fo:font-size="10pt" style:font-name-asian="NSimSun" style:font-size-asian="10pt" style:font-name-complex="Liberation Mono" style:font-size-complex="10pt"/>
    </style:style>
    <style:style style:name="T17" style:family="text">
      <style:text-properties fo:color="#2a6099" loext:opacity="100%" fo:font-size="10pt" style:font-size-asian="10pt" style:font-size-complex="10pt"/>
    </style:style>
    <style:style style:name="T18" style:family="text">
      <style:text-properties style:font-name="Liberation Mono" officeooo:rsid="00209269" style:font-name-asian="NSimSun" style:font-name-complex="Liberation Mono"/>
    </style:style>
    <style:style style:name="T19" style:family="text">
      <style:text-properties officeooo:rsid="00209269"/>
    </style:style>
    <style:style style:name="T20" style:family="text">
      <style:text-properties fo:color="#000000" loext:opacity="100%" fo:font-size="9pt" fo:font-weight="bold" officeooo:rsid="0024ceaa" style:font-size-asian="9pt" style:font-weight-asian="bold" style:font-size-complex="9pt" style:font-weight-complex="bold"/>
    </style:style>
    <style:style style:name="T21" style:family="text">
      <style:text-properties fo:color="#000000" loext:opacity="100%" fo:font-size="9pt" fo:font-weight="normal" officeooo:rsid="00274115" style:font-size-asian="9pt" style:font-weight-asian="normal" style:font-size-complex="9pt" style:font-weight-complex="normal"/>
    </style:style>
    <style:style style:name="T22" style:family="text">
      <style:text-properties fo:color="#000000" loext:opacity="100%" fo:font-size="9pt" fo:font-weight="bold" officeooo:rsid="002b3a40" style:font-size-asian="9pt" style:font-weight-asian="bold" style:font-size-complex="9pt" style:font-weight-complex="bold"/>
    </style:style>
    <style:style style:name="T23" style:family="text">
      <style:text-properties fo:color="#000000" loext:opacity="100%" fo:font-size="9pt" officeooo:rsid="002b440b" style:font-size-asian="9pt" style:font-size-complex="9pt"/>
    </style:style>
    <style:style style:name="T24" style:family="text">
      <style:text-properties fo:color="#2a6099" loext:opacity="100%" officeooo:rsid="00534ffa"/>
    </style:style>
    <style:style style:name="T25" style:family="text">
      <style:text-properties fo:color="#2a6099" loext:opacity="100%" officeooo:rsid="0051b4b8"/>
    </style:style>
    <style:style style:name="T26" style:family="text">
      <style:text-properties fo:color="#2a6099" loext:opacity="100%" officeooo:rsid="004e1267"/>
    </style:style>
    <style:style style:name="T27" style:family="text">
      <style:text-properties fo:color="#2a6099" loext:opacity="100%" officeooo:rsid="004f00dc"/>
    </style:style>
    <style:style style:name="T28" style:family="text">
      <style:text-properties fo:color="#2a6099" loext:opacity="100%" officeooo:rsid="004fe54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ORTFOLIO</text:span> SERVICE</text:p>
      <text:p text:style-name="P2"/>
      <text:p text:style-name="P3">Stores user portfolios and tracked assets. </text:p>
      <text:p text:style-name="P3">CRUD operations for assets and allocations. </text:p>
      <text:p text:style-name="P3">Communicates with Market Data Service via gRPC to fetch prices.<text:line-break/>Portfolio sends “PortfolioUpdated” events to RabbitMQ.<text:line-break/>Creates a portfolio and adds some assets (symbols, quantities).<text:line-break/>Owns all <text:span text:style-name="Emphasis">user-entered data</text:span>: portfolios and the assets inside them.<text:line-break/>Implement CRUD operations for portfolios and assets.<text:line-break/>Integrate gRPC client to Market Data (to fetch prices).</text:p>
      <text:p text:style-name="P3">Create and publish <text:span text:style-name="Source_20_Text">PortfolioUpdatedEvent</text:span> on save.<text:line-break/></text:p>
      <text:h text:style-name="P4" text:outline-level="3">Models</text:h>
      <text:p text:style-name="P5"><text:span text:style-name="Source_20_Text"><text:span text:style-name="T2">public class Portfolio</text:span></text:span></text:p>
      <text:p text:style-name="P6"><text:span text:style-name="Source_20_Text"><text:span text:style-name="T2">{</text:span></text:span></text:p>
      <text:p text:style-name="P6"><text:span text:style-name="Source_20_Text"><text:span text:style-name="T2"><text:s text:c="4"/>public Guid Id { get; set; }</text:span></text:span></text:p>
      <text:p text:style-name="P6"><text:span text:style-name="Source_20_Text"><text:span text:style-name="T2"><text:s text:c="4"/>public string UserName { get; set; } = default!;</text:span></text:span></text:p>
      <text:p text:style-name="P6"><text:span text:style-name="Source_20_Text"><text:span text:style-name="T2"><text:s text:c="4"/>public List&lt;PortfolioAsset&gt; Assets { get; set; } = new();</text:span></text:span></text:p>
      <text:p text:style-name="P6"><text:span text:style-name="Source_20_Text"><text:span text:style-name="T2">}</text:span></text:span></text:p>
      <text:p text:style-name="P7"/>
      <text:p text:style-name="P6"><text:span text:style-name="Source_20_Text"><text:span text:style-name="T2">public class PortfolioAsset</text:span></text:span></text:p>
      <text:p text:style-name="P6"><text:span text:style-name="Source_20_Text"><text:span text:style-name="T2">{</text:span></text:span></text:p>
      <text:p text:style-name="P6"><text:span text:style-name="Source_20_Text"><text:span text:style-name="T2"><text:s text:c="4"/>public Guid Id { get; set; }</text:span></text:span></text:p>
      <text:p text:style-name="P6"><text:span text:style-name="Source_20_Text"><text:span text:style-name="T2"><text:s text:c="4"/>public string Symbol { get; set; } = default!; <text:s text:c="2"/>// e.g. AAPL</text:span></text:span></text:p>
      <text:p text:style-name="P6"><text:span text:style-name="Source_20_Text"><text:span text:style-name="T2"><text:s text:c="4"/>public string Name { get; set; } = default!;</text:span></text:span></text:p>
      <text:p text:style-name="P6"><text:span text:style-name="Source_20_Text"><text:span text:style-name="T2"><text:s text:c="4"/>public decimal Quantity { get; set; }</text:span></text:span></text:p>
      <text:p text:style-name="P8"><text:span text:style-name="Source_20_Text"><text:span text:style-name="T2">}<text:tab/></text:span></text:span></text:p>
      <text:h text:style-name="P9" text:outline-level="3"><text:span text:style-name="T3">Endpoints (gRPC)<text:line-break/><text:line-break/></text:span><text:span text:style-name="Strong_20_Emphasis"><text:span text:style-name="T4">Sync (gRPC)</text:span></text:span><text:span text:style-name="Source_20_Text"><text:span text:style-name="T4">: </text:span></text:span><text:span text:style-name="Source_20_Text"><text:span text:style-name="T5">Calls </text:span></text:span><text:span text:style-name="Emphasis"><text:span text:style-name="T5">MarketData Service</text:span></text:span><text:span text:style-name="Source_20_Text"><text:span text:style-name="T5"> to get current prices for its assets.</text:span></text:span></text:h>
      <text:p text:style-name="P10"><text:span text:style-name="Source_20_Text"><text:span text:style-name="T5"/></text:span></text:p>
      <text:p text:style-name="P11"><text:span text:style-name="Source_20_Text"><text:span text:style-name="T6">This is the MarketData.Service Proto<text:line-break/></text:span></text:span><text:span text:style-name="Source_20_Text"><text:span text:style-name="T7">syntax</text:span></text:span><text:span text:style-name="T8"> = </text:span><text:span text:style-name="T9">"proto3"</text:span><text:span text:style-name="T8">;</text:span></text:p>
      <text:p text:style-name="P12" loext:marker-style-name="T8"/>
      <text:p text:style-name="Standard" loext:marker-style-name="T8"><text:span text:style-name="T10">option</text:span><text:span text:style-name="T8"> csharp_namespace = </text:span><text:span text:style-name="T9">"MarketData.Service"</text:span><text:span text:style-name="T8">;</text:span></text:p>
      <text:p text:style-name="P12" loext:marker-style-name="T8"/>
      <text:p text:style-name="Standard" loext:marker-style-name="T8"><text:span text:style-name="T10">package</text:span><text:span text:style-name="T8"> </text:span><text:span text:style-name="T9">marketdata</text:span><text:span text:style-name="T8">;</text:span></text:p>
      <text:p text:style-name="P12" loext:marker-style-name="T8"/>
      <text:p text:style-name="Standard" loext:marker-style-name="T8"><text:span text:style-name="T10">service</text:span><text:span text:style-name="T8"> </text:span><text:span text:style-name="T11">MarketDataProtoService</text:span><text:span text:style-name="T8"> {</text:span></text:p>
      <text:p text:style-name="Standard" loext:marker-style-name="T8"><text:span text:style-name="T8"><text:s text:c="2"/></text:span><text:span text:style-name="T10">rpc</text:span><text:span text:style-name="T8"> </text:span><text:span text:style-name="T11">GetPrice</text:span><text:span text:style-name="T8"> (</text:span><text:span text:style-name="T11">PriceRequest</text:span><text:span text:style-name="T8">) </text:span><text:span text:style-name="T10">returns</text:span><text:span text:style-name="T8"> (</text:span><text:span text:style-name="T11">PriceReply</text:span><text:span text:style-name="T8">);</text:span></text:p>
      <text:p text:style-name="Standard" loext:marker-style-name="T8"><text:span text:style-name="T8"><text:s text:c="2"/></text:span><text:span text:style-name="T10">rpc</text:span><text:span text:style-name="T8"> </text:span><text:span text:style-name="T11">GetPrices</text:span><text:span text:style-name="T8"> (</text:span><text:span text:style-name="T11">PriceListRequest</text:span><text:span text:style-name="T8">) </text:span><text:span text:style-name="T10">returns</text:span><text:span text:style-name="T8"> (</text:span><text:span text:style-name="T11">PriceListReply</text:span><text:span text:style-name="T8">);</text:span></text:p>
      <text:p text:style-name="Standard" loext:marker-style-name="T8"><text:span text:style-name="T8">}</text:span><text:span text:style-name="T8"/></text:p>
      <text:p text:style-name="P12" loext:marker-style-name="T8"/>
      <text:p text:style-name="Standard" loext:marker-style-name="T8"><text:span text:style-name="T10">message</text:span><text:span text:style-name="T8"> </text:span><text:span text:style-name="T11">PriceRequest</text:span><text:span text:style-name="T8"> {</text:span></text:p>
      <text:p text:style-name="Standard" loext:marker-style-name="T8"><text:span text:style-name="T8"><text:s text:c="2"/></text:span><text:span text:style-name="T10">string</text:span><text:span text:style-name="T8"> symbol = 1;</text:span></text:p>
      <text:p text:style-name="Standard" loext:marker-style-name="T8"><text:span text:style-name="T8">}</text:span><text:span text:style-name="T8"/></text:p>
      <text:p text:style-name="P12" loext:marker-style-name="T8"/>
      <text:p text:style-name="Standard" loext:marker-style-name="T8"><text:span text:style-name="T10">message</text:span><text:span text:style-name="T8"> </text:span><text:span text:style-name="T11">PriceReply</text:span><text:span text:style-name="T8"> {</text:span></text:p>
      <text:p text:style-name="Standard" loext:marker-style-name="T8"><text:span text:style-name="T8"><text:s text:c="2"/></text:span><text:span text:style-name="T10">string</text:span><text:span text:style-name="T8"> symbol = 1;</text:span></text:p>
      <text:p text:style-name="Standard" loext:marker-style-name="T8"><text:span text:style-name="T8"><text:s text:c="2"/></text:span><text:span text:style-name="T10">double</text:span><text:span text:style-name="T8"> price = 2;</text:span></text:p>
      <text:p text:style-name="Standard" loext:marker-style-name="T8"><text:soft-page-break/><text:span text:style-name="T8">}</text:span><text:span text:style-name="T8"/></text:p>
      <text:p text:style-name="P12" loext:marker-style-name="T8"/>
      <text:p text:style-name="Standard" loext:marker-style-name="T8"><text:span text:style-name="T10">message</text:span><text:span text:style-name="T8"> </text:span><text:span text:style-name="T11">PriceListRequest</text:span><text:span text:style-name="T8"> {</text:span></text:p>
      <text:p text:style-name="Standard" loext:marker-style-name="T8"><text:span text:style-name="T8"><text:s text:c="2"/></text:span><text:span text:style-name="T10">repeated</text:span><text:span text:style-name="T8"> </text:span><text:span text:style-name="T10">string</text:span><text:span text:style-name="T8"> symbols = 1;</text:span></text:p>
      <text:p text:style-name="Standard" loext:marker-style-name="T8"><text:span text:style-name="T8">}</text:span><text:span text:style-name="T8"/></text:p>
      <text:p text:style-name="P12" loext:marker-style-name="T8"/>
      <text:p text:style-name="Standard" loext:marker-style-name="T8"><text:span text:style-name="T10">message</text:span><text:span text:style-name="T8"> </text:span><text:span text:style-name="T11">PriceListReply</text:span><text:span text:style-name="T8"> {</text:span></text:p>
      <text:p text:style-name="Standard" loext:marker-style-name="T8"><text:span text:style-name="T8"><text:s text:c="2"/></text:span><text:span text:style-name="T10">repeated</text:span><text:span text:style-name="T8"> </text:span><text:span text:style-name="T10">PriceReply</text:span><text:span text:style-name="T8"> prices = 1;</text:span></text:p>
      <text:p text:style-name="Standard" loext:marker-style-name="T8"><text:span text:style-name="T8">}</text:span><text:span text:style-name="T8"/></text:p>
      <text:p text:style-name="P13"><text:span text:style-name="Source_20_Text"><text:span text:style-name="T6"/></text:span></text:p>
      <text:h text:style-name="P4" text:outline-level="3">Published Events</text:h>
      <text:p text:style-name="P5"><text:span text:style-name="Source_20_Text"><text:span text:style-name="T2">public record PortfolioUpdatedEvent(string UserName, List&lt;PortfolioAssetDto&gt; Assets);</text:span></text:span></text:p>
      <text:p text:style-name="P8"><text:span text:style-name="Source_20_Text"><text:span text:style-name="T2">public record PortfolioAssetDto(string Symbol, decimal Quantity);<text:line-break/><text:line-break/></text:span></text:span><text:span text:style-name="Strong_20_Emphasis"><text:span text:style-name="T2">Async (RabbitMQ)</text:span></text:span><text:span text:style-name="Source_20_Text"><text:span text:style-name="T2">: Publishes PortfolioUpdatedEvent whenever a portfolio changes.</text:span></text:span></text:p>
      <text:h text:style-name="P14" text:outline-level="3">Data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">Portfolio</text:p>
            </table:table-cell>
            <table:table-cell table:style-name="Table2.A1" office:value-type="string">
              <text:p text:style-name="P3">Marten + PostgreSQL</text:p>
            </table:table-cell>
            <table:table-cell table:style-name="Table2.A1" office:value-type="string">
              <text:p text:style-name="P3">Like Catalog Service</text:p>
            </table:table-cell>
          </table:table-row>
        </table:table-header-rows>
      </table:table>
      <text:h text:style-name="P15" text:outline-level="3"><text:span text:style-name="T12"><text:line-break/></text:span><text:span text:style-name="T3">HTTP Endpoint</text:span><text:span text:style-name="T13">s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6"><text:span text:style-name="Source_20_Text"><text:span text:style-name="T2">GET /api/portfolio/{user}</text:span></text:span></text:p>
            </table:table-cell>
            <table:table-cell table:style-name="Table1.A1" office:value-type="string">
              <text:p text:style-name="P3">Get a user’s portfolio</text:p>
            </table:table-cell>
          </table:table-row>
        </table:table-header-rows>
        <table:table-row>
          <table:table-cell table:style-name="Table1.A1" office:value-type="string">
            <text:p text:style-name="P16"><text:span text:style-name="Source_20_Text"><text:span text:style-name="T2">POST /api/portfolio/{user}</text:span></text:span></text:p>
          </table:table-cell>
          <table:table-cell table:style-name="Table1.A1" office:value-type="string">
            <text:p text:style-name="P3">Create/update a portfolio</text:p>
          </table:table-cell>
        </table:table-row>
        <table:table-row>
          <table:table-cell table:style-name="Table1.A1" office:value-type="string">
            <text:p text:style-name="P16"><text:span text:style-name="Source_20_Text"><text:span text:style-name="T2">POST /api/portfolio/{user}/asset</text:span></text:span></text:p>
          </table:table-cell>
          <table:table-cell table:style-name="Table1.A1" office:value-type="string">
            <text:p text:style-name="P3">Add an asset - Trigger PortfolioUpdatedEvent</text:p>
          </table:table-cell>
        </table:table-row>
        <table:table-row>
          <table:table-cell table:style-name="Table1.A1" office:value-type="string">
            <text:p text:style-name="P16"><text:span text:style-name="Source_20_Text"><text:span text:style-name="T2">DELETE /api/portfolio/{user}/asset/{id}</text:span></text:span></text:p>
          </table:table-cell>
          <table:table-cell table:style-name="Table1.A1" office:value-type="string">
            <text:p text:style-name="P3">Remove an asset</text:p>
          </table:table-cell>
        </table:table-row>
        <table:table-row table:style-name="Table1.5">
          <table:table-cell table:style-name="Table1.A1" office:value-type="string">
            <text:p text:style-name="P16"><text:span text:style-name="Source_20_Text"><text:span text:style-name="T2">POST /api/portfolio/{user}/revalue</text:span></text:span></text:p>
          </table:table-cell>
          <table:table-cell table:style-name="Table1.A1" office:value-type="string">
            <text:p text:style-name="P3">Triggers async analytics update (publishes event)</text:p>
          </table:table-cell>
        </table:table-row>
      </table:table>
      <text:p text:style-name="P17"><text:span text:style-name="Source_20_Text"><text:span text:style-name="T14"/></text:span></text:p>
      <text:p text:style-name="P18"><text:span text:style-name="Strong_20_Emphasis"><text:span text:style-name="T2">Backend endpoint (based on architecture):</text:span></text:span></text:p>
      <text:p text:style-name="P19"><text:span text:style-name="Source_20_Text"><text:span text:style-name="T2">GET /api/portfolio/{userId}/assets</text:span></text:span></text:p>
      <text:p text:style-name="P18"><text:span text:style-name="Strong_20_Emphasis"><text:span text:style-name="T2">Expected response:</text:span></text:span></text:p>
      <text:p text:style-name="P19"><text:span text:style-name="Source_20_Text"><text:span text:style-name="T2">[</text:span></text:span></text:p>
      <text:p text:style-name="P20"><text:span text:style-name="Source_20_Text"><text:span text:style-name="T2"><text:s text:c="2"/>{</text:span></text:span></text:p>
      <text:p text:style-name="P20"><text:span text:style-name="Source_20_Text"><text:span text:style-name="T2"><text:s text:c="4"/>"symbol": "AAPL",</text:span></text:span></text:p>
      <text:p text:style-name="P20"><text:span text:style-name="Source_20_Text"><text:span text:style-name="T2"><text:s text:c="4"/>"name": "Apple",</text:span></text:span></text:p>
      <text:p text:style-name="P20"><text:span text:style-name="Source_20_Text"><text:span text:style-name="T2"><text:s text:c="4"/>"quantity": 10,</text:span></text:span></text:p>
      <text:p text:style-name="P20"><text:span text:style-name="Source_20_Text"><text:span text:style-name="T2"><text:s text:c="4"/>"price": 180,</text:span></text:span></text:p>
      <text:p text:style-name="P20"><text:span text:style-name="Source_20_Text"><text:span text:style-name="T2"><text:s text:c="4"/>"value": 1800</text:span></text:span></text:p>
      <text:p text:style-name="P20"><text:span text:style-name="Source_20_Text"><text:span text:style-name="T2"><text:s text:c="2"/>},</text:span></text:span></text:p>
      <text:p text:style-name="P20"><text:span text:style-name="Source_20_Text"><text:span text:style-name="T2"><text:s text:c="2"/>{</text:span></text:span></text:p>
      <text:p text:style-name="P20"><text:soft-page-break/><text:span text:style-name="Source_20_Text"><text:span text:style-name="T2"><text:s text:c="4"/>"symbol": "TSLA",</text:span></text:span></text:p>
      <text:p text:style-name="P20"><text:span text:style-name="Source_20_Text"><text:span text:style-name="T2"><text:s text:c="4"/>"name": "Tesla",</text:span></text:span></text:p>
      <text:p text:style-name="P20"><text:span text:style-name="Source_20_Text"><text:span text:style-name="T2"><text:s text:c="4"/>"quantity": 5,</text:span></text:span></text:p>
      <text:p text:style-name="P20"><text:span text:style-name="Source_20_Text"><text:span text:style-name="T2"><text:s text:c="4"/>"price": 250,</text:span></text:span></text:p>
      <text:p text:style-name="P20"><text:span text:style-name="Source_20_Text"><text:span text:style-name="T2"><text:s text:c="4"/>"value": 1250</text:span></text:span></text:p>
      <text:p text:style-name="P20"><text:span text:style-name="Source_20_Text"><text:span text:style-name="T2"><text:s text:c="2"/>}</text:span></text:span></text:p>
      <text:p text:style-name="P20"><text:span text:style-name="Source_20_Text"><text:span text:style-name="T15">]</text:span></text:span></text:p>
      <text:p text:style-name="P21"><text:span text:style-name="Source_20_Text"><text:span text:style-name="T16">In the Portfolio Service, asset prices are </text:span></text:span><text:span text:style-name="Strong_20_Emphasis"><text:span text:style-name="T16">not persisted</text:span></text:span><text:span text:style-name="Source_20_Text"><text:span text:style-name="T16"> but </text:span></text:span><text:span text:style-name="Strong_20_Emphasis"><text:span text:style-name="T16">fetched dynamically</text:span></text:span><text:span text:style-name="Source_20_Text"><text:span text:style-name="T16"> from the MarketData Service via </text:span></text:span><text:span text:style-name="Strong_20_Emphasis"><text:span text:style-name="T16">gRPC</text:span></text:span><text:span text:style-name="Source_20_Text"><text:span text:style-name="T16"> whenever a portfolio or asset list is requested. The Portfolio domain models only store user-entered data (symbol, name, quantity), keeping the service responsible solely for user portfolios. When an endpoint such as </text:span></text:span><text:span text:style-name="Source_20_Text"><text:span text:style-name="T17">GET /api/portfolio/{userId}/assets</text:span></text:span><text:span text:style-name="Source_20_Text"><text:span text:style-name="T16"> is called, the corresponding </text:span></text:span><text:span text:style-name="Strong_20_Emphasis"><text:span text:style-name="T16">CQRS query handler</text:span></text:span><text:span text:style-name="Source_20_Text"><text:span text:style-name="T16"> retrieves the user’s portfolio from the database, calls the </text:span></text:span><text:span text:style-name="Strong_20_Emphasis"><text:span text:style-name="T16">MarketData gRPC service</text:span></text:span><text:span text:style-name="Source_20_Text"><text:span text:style-name="T16"> to obtain current prices for each asset symbol, and then builds a </text:span></text:span><text:span text:style-name="Strong_20_Emphasis"><text:span text:style-name="T16">DTO</text:span></text:span><text:span text:style-name="Source_20_Text"><text:span text:style-name="T16"> that combines the static portfolio data with the transient price information.</text:span></text:span></text:p>
      <text:p text:style-name="P22"><text:span text:style-name="Source_20_Text"><text:span text:style-name="T18">This approach ensures a clean separation of concerns: the MarketData Service remains the single source of truth for real-time pricing, while the Portfolio Service focuses on portfolio composition and ownership. The response DTO enriches portfolio data on the fly, providing up-to-date valuations without duplicating or persisting volatile market data.</text:span></text:span></text:p>
      <text:p text:style-name="P18"><text:span text:style-name="Strong_20_Emphasis"><text:span text:style-name="T2">Backend endpoint:</text:span></text:span></text:p>
      <text:p text:style-name="P19"><text:span text:style-name="Source_20_Text"><text:span text:style-name="T15">DELETE /api/portfolio/{userId}/assets/{symbol}</text:span></text:span></text:p>
      <text:p text:style-name="P18"><text:span text:style-name="Strong_20_Emphasis"><text:span text:style-name="T2">Backend endpoint:</text:span></text:span></text:p>
      <text:p text:style-name="P19"><text:span text:style-name="Source_20_Text"><text:span text:style-name="T2">POST /api/portfolio/{userId}/assets</text:span></text:span></text:p>
      <text:p text:style-name="P18"><text:span text:style-name="Strong_20_Emphasis"><text:span text:style-name="T2">Request body:</text:span></text:span></text:p>
      <text:p text:style-name="P19"><text:span text:style-name="Source_20_Text"><text:span text:style-name="T2">{</text:span></text:span></text:p>
      <text:p text:style-name="P20"><text:span text:style-name="Source_20_Text"><text:span text:style-name="T2"><text:s text:c="2"/>"symbol": "MSFT",</text:span></text:span></text:p>
      <text:p text:style-name="P20"><text:span text:style-name="Source_20_Text"><text:span text:style-name="T2"><text:s text:c="2"/>"name": "Microsoft",</text:span></text:span></text:p>
      <text:p text:style-name="P20"><text:span text:style-name="Source_20_Text"><text:span text:style-name="T2"><text:s text:c="2"/>"quantity": 8</text:span></text:span></text:p>
      <text:p text:style-name="P20"><text:span text:style-name="Source_20_Text"><text:span text:style-name="T2">}</text:span></text:span></text:p>
      <text:p text:style-name="P18"><text:span text:style-name="Strong_20_Emphasis"><text:span text:style-name="T2">Backend response:</text:span></text:span></text:p>
      <text:list text:style-name="L1">
        <text:list-item>
          <text:p text:style-name="P23"><text:span text:style-name="Source_20_Text"><text:span text:style-name="T15">Returns the created asset with its current </text:span></text:span><text:span text:style-name="Strong_20_Emphasis"><text:span text:style-name="T15">price</text:span></text:span><text:span text:style-name="Source_20_Text"><text:span text:style-name="T15"> and </text:span></text:span><text:span text:style-name="Strong_20_Emphasis"><text:span text:style-name="T15">value</text:span></text:span><text:span text:style-name="Source_20_Text"><text:span text:style-name="T15">.</text:span></text:span></text:p>
        </text:list-item>
      </text:list>
      <text:p text:style-name="P20"><text:span text:style-name="Source_20_Text"><text:span text:style-name="T15"/></text:span></text:p>
      <text:p text:style-name="P19"><text:span text:style-name="Source_20_Text"><text:span text:style-name="T2">POST /api/portfolio/{userId}/revalue</text:span></text:span></text:p>
      <text:p text:style-name="P18"><text:span text:style-name="Strong_20_Emphasis"><text:span text:style-name="T2">Backend behavior:</text:span></text:span></text:p>
      <text:list text:style-name="L2">
        <text:list-item>
          <text:p text:style-name="P24">Re-fetch latest prices from the market data service.</text:p>
        </text:list-item>
        <text:list-item>
          <text:p text:style-name="P25"><text:soft-page-break/><text:span text:style-name="T2">Recompute </text:span><text:span text:style-name="Source_20_Text"><text:span text:style-name="T2">value = price * quantity</text:span></text:span><text:span text:style-name="T2"> for each asset.</text:span></text:p>
        </text:list-item>
        <text:list-item>
          <text:p text:style-name="P24"><text:span text:style-name="Source_20_Text"><text:span text:style-name="T19">Return updated list.</text:span></text:span></text:p>
        </text:list-item>
      </text:list>
      <text:p text:style-name="P26"><text:span text:style-name="Source_20_Text"><text:span text:style-name="T15"/></text:span></text:p>
      <text:p text:style-name="P27"><text:span text:style-name="Strong_20_Emphasis"><text:span text:style-name="T2">Portfolio Page (Portfolio.cshtml)</text:span></text:span></text:p>
      <text:p text:style-name="P18"><text:span text:style-name="Strong_20_Emphasis"><text:span text:style-name="T2">Route:</text:span></text:span><text:span text:style-name="T2"> </text:span><text:span text:style-name="Source_20_Text"><text:span text:style-name="T2">/portfolio</text:span></text:span></text:p>
      <text:p text:style-name="P18"><text:span text:style-name="Strong_20_Emphasis"><text:span text:style-name="T2">Purpose:</text:span></text:span><text:span text:style-name="T2"> CRUD management of the user’s assets.</text:span></text:p>
      <text:p text:style-name="P18"><text:span text:style-name="Strong_20_Emphasis"><text:span text:style-name="T2">Components:</text:span></text:span></text:p>
      <text:list text:style-name="L3">
        <text:list-item>
          <text:p text:style-name="P28"><text:span text:style-name="Strong_20_Emphasis"><text:span text:style-name="T2">Header</text:span></text:span></text:p>
          <text:list>
            <text:list-item>
              <text:p text:style-name="P29">Title: “Your Portfolio”</text:p>
            </text:list-item>
            <text:list-item>
              <text:p text:style-name="P29">Subtitle: “Manage your assets below.”</text:p>
            </text:list-item>
          </text:list>
        </text:list-item>
        <text:list-item>
          <text:p text:style-name="P28"><text:span text:style-name="Strong_20_Emphasis"><text:span text:style-name="T2">Portfolio Table</text:span></text:span></text:p>
          <text:list>
            <text:list-item>
              <text:p text:style-name="P28"><text:span text:style-name="Strong_20_Emphasis"><text:span text:style-name="T2">Data Source:</text:span></text:span><text:span text:style-name="T2"> </text:span><text:span text:style-name="Source_20_Text"><text:span text:style-name="T2">GET /api/portfolio/{user}</text:span></text:span></text:p>
            </text:list-item>
            <text:list-item>
              <text:p text:style-name="P28"><text:span text:style-name="Strong_20_Emphasis"><text:span text:style-name="T2">Columns:</text:span></text:span><text:span text:style-name="T2"> Symbol | Name | Quantity | Current Price | Value | Delete</text:span></text:p>
            </text:list-item>
            <text:list-item>
              <text:p text:style-name="P28"><text:span text:style-name="T2">“Delete” button calls:<text:line-break/></text:span><text:span text:style-name="Source_20_Text"><text:span text:style-name="T2">DELETE /api/portfolio/{user}/asset/{id}</text:span></text:span><text:span text:style-name="T2"><text:line-break/>→ after deletion, triggers Analytics update.</text:span></text:p>
            </text:list-item>
          </text:list>
        </text:list-item>
        <text:list-item>
          <text:p text:style-name="P28"><text:span text:style-name="Strong_20_Emphasis"><text:span text:style-name="T2">Add Asset Form</text:span></text:span></text:p>
          <text:list>
            <text:list-item>
              <text:p text:style-name="P29">Fields:</text:p>
              <text:list>
                <text:list-item>
                  <text:p text:style-name="P29">Symbol (text input, e.g., AAPL)</text:p>
                </text:list-item>
                <text:list-item>
                  <text:p text:style-name="P29">Name (text input)</text:p>
                </text:list-item>
                <text:list-item>
                  <text:p text:style-name="P29">Quantity (numeric input)</text:p>
                </text:list-item>
              </text:list>
            </text:list-item>
            <text:list-item>
              <text:p text:style-name="P28"><text:span text:style-name="T2">Submit button: </text:span><text:span text:style-name="Source_20_Text"><text:span text:style-name="T2">POST /api/portfolio/{user}/asset</text:span></text:span></text:p>
            </text:list-item>
            <text:list-item>
              <text:p text:style-name="P29">On submit → publish PortfolioUpdatedEvent internally and refresh table.</text:p>
            </text:list-item>
          </text:list>
        </text:list-item>
        <text:list-item>
          <text:p text:style-name="P28"><text:span text:style-name="Strong_20_Emphasis">Portfolio Total Summary</text:span></text:p>
          <text:list>
            <text:list-item>
              <text:p text:style-name="P28">(Optional) display a computed total value (if available via Analytics API).</text:p>
            </text:list-item>
          </text:list>
        </text:list-item>
        <text:list-item>
          <text:p text:style-name="P28"><text:span text:style-name="Strong_20_Emphasis"><text:span text:style-name="T2">Buttons</text:span></text:span></text:p>
          <text:list>
            <text:list-item>
              <text:p text:style-name="P28"><text:span text:style-name="T2">“Revalue Portfolio” → calls </text:span><text:span text:style-name="Source_20_Text"><text:span text:style-name="T2">POST /api/portfolio/{user}/revalue</text:span></text:span><text:span text:style-name="T2"><text:line-break/>(triggers async recalculation through Analytics Service)</text:span></text:p>
            </text:list-item>
            <text:list-item>
              <text:p text:style-name="P29">“Back to Dashboard”</text:p>
            </text:list-item>
          </text:list>
        </text:list-item>
      </text:list>
      <text:p text:style-name="P30"><text:span text:style-name="Strong_20_Emphasis"><text:span text:style-name="T2">UX Detail:</text:span></text:span><text:span text:style-name="Source_20_Text"><text:span text:style-name="T2"> Show a small spinner or “Recalculating…” when analytics recompute.</text:span></text:span></text:p>
      <text:p text:style-name="P27"><text:soft-page-break/><text:span text:style-name="T2"><text:s/></text:span><text:span text:style-name="Strong_20_Emphasis"><text:span text:style-name="T2">2. Portfolio Page (</text:span></text:span><text:span text:style-name="Source_20_Text"><text:span text:style-name="T2">/portfolio</text:span></text:span><text:span text:style-name="Strong_20_Emphasis"><text:span text:style-name="T2">)</text:span></text:span></text:p>
      <text:p text:style-name="P5"><text:span text:style-name="Source_20_Text"><text:span text:style-name="T2">-----------------------------------------------------------</text:span></text:span></text:p>
      <text:p text:style-name="P6"><text:span text:style-name="Source_20_Text"><text:span text:style-name="T2">| Navbar <text:s text:c="49"/>|</text:span></text:span></text:p>
      <text:p text:style-name="P6"><text:span text:style-name="Source_20_Text"><text:span text:style-name="T2">-----------------------------------------------------------</text:span></text:span></text:p>
      <text:p text:style-name="P6"><text:span text:style-name="Source_20_Text"><text:span text:style-name="T2">| <text:s/>Your Portfolio <text:s text:c="40"/>|</text:span></text:span></text:p>
      <text:p text:style-name="P6"><text:span text:style-name="Source_20_Text"><text:span text:style-name="T2">| <text:s/>Manage your assets below. <text:s text:c="29"/>|</text:span></text:span></text:p>
      <text:p text:style-name="P6"><text:span text:style-name="Source_20_Text"><text:span text:style-name="T2">-----------------------------------------------------------</text:span></text:span></text:p>
      <text:p text:style-name="P6"><text:span text:style-name="Source_20_Text"><text:span text:style-name="T2">| <text:s/>[ Portfolio Table ] <text:s text:c="35"/>|</text:span></text:span></text:p>
      <text:p text:style-name="P6"><text:span text:style-name="Source_20_Text"><text:span text:style-name="T2">| <text:s/>---------------------------------------------------- <text:s text:c="2"/>|</text:span></text:span></text:p>
      <text:p text:style-name="P6"><text:span text:style-name="Source_20_Text"><text:span text:style-name="T2">| <text:s/>| Symbol | Name <text:s text:c="4"/>| Qty | Price | Value | Delete | <text:s text:c="2"/>|</text:span></text:span></text:p>
      <text:p text:style-name="P6"><text:span text:style-name="Source_20_Text"><text:span text:style-name="T2">| <text:s/>| AAPL <text:s text:c="2"/>| Apple <text:s text:c="3"/>| <text:s/>10 | 180 <text:s text:c="2"/>| 1800 <text:s/>| (x) <text:s text:c="3"/>| <text:s text:c="2"/>|</text:span></text:span></text:p>
      <text:p text:style-name="P6"><text:span text:style-name="Source_20_Text"><text:span text:style-name="T2">| <text:s/>| TSLA <text:s text:c="2"/>| Tesla <text:s text:c="3"/>| <text:s text:c="2"/>5 | 250 <text:s text:c="2"/>| 1250 <text:s/>| (x) <text:s text:c="3"/>| <text:s text:c="2"/>|</text:span></text:span></text:p>
      <text:p text:style-name="P6"><text:span text:style-name="Source_20_Text"><text:span text:style-name="T2">| <text:s/>---------------------------------------------------- <text:s text:c="2"/>|</text:span></text:span></text:p>
      <text:p text:style-name="P6"><text:span text:style-name="Source_20_Text"><text:span text:style-name="T2">| <text:s/>Total Value: $3050 <text:s text:c="36"/>|</text:span></text:span></text:p>
      <text:p text:style-name="P6"><text:span text:style-name="Source_20_Text"><text:span text:style-name="T2">-----------------------------------------------------------</text:span></text:span></text:p>
      <text:p text:style-name="P6"><text:span text:style-name="Source_20_Text"><text:span text:style-name="T2">| <text:s/>[ Add New Asset ] <text:s text:c="37"/>|</text:span></text:span></text:p>
      <text:p text:style-name="P6"><text:span text:style-name="Source_20_Text"><text:span text:style-name="T2">| <text:s/>---------------------------------------------------- <text:s text:c="2"/>|</text:span></text:span></text:p>
      <text:p text:style-name="P6"><text:span text:style-name="Source_20_Text"><text:span text:style-name="T2">| <text:s/>Symbol: [_____] <text:s text:c="2"/>Name: [_________] <text:s text:c="2"/>Qty: [__] <text:s text:c="7"/>|</text:span></text:span></text:p>
      <text:p text:style-name="P6"><text:span text:style-name="Source_20_Text"><text:span text:style-name="T2">| <text:s/>[Add Asset] <text:s text:c="43"/>|</text:span></text:span></text:p>
      <text:p text:style-name="P6"><text:span text:style-name="Source_20_Text"><text:span text:style-name="T2">| <text:s/>---------------------------------------------------- <text:s text:c="2"/>|</text:span></text:span></text:p>
      <text:p text:style-name="P6"><text:span text:style-name="Source_20_Text"><text:span text:style-name="T2">-----------------------------------------------------------</text:span></text:span></text:p>
      <text:p text:style-name="P6"><text:span text:style-name="Source_20_Text"><text:span text:style-name="T2"><text:s/>| <text:s/>[Revalue Portfolio] <text:s text:c="2"/>[Back to Dashboard] <text:s text:c="13"/>|</text:span></text:span></text:p>
      <text:p text:style-name="P6"><text:span text:style-name="Source_20_Text"><text:span text:style-name="T2">-----------------------------------------------------------</text:span></text:span></text:p>
      <text:p text:style-name="P6"><text:span text:style-name="Source_20_Text"><text:span text:style-name="T2">| <text:s/>Status: Last revaluation at 10:25 AM <text:s text:c="18"/>|</text:span></text:span></text:p>
      <text:p text:style-name="P8"><text:span text:style-name="Source_20_Text"><text:span text:style-name="T2">-----------------------------------------------------------</text:span></text:span></text:p>
      <text:p text:style-name="P31"><text:span text:style-name="Source_20_Text"><text:span text:style-name="T20"/></text:span></text:p>
      <text:p text:style-name="P32"><text:span text:style-name="Source_20_Text"><text:span text:style-name="T21"/></text:span></text:p>
      <text:p text:style-name="P33"><text:span text:style-name="Source_20_Text"><text:span text:style-name="T20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3"/></text:span></text:p>
      <text:p text:style-name="P35"><text:span text:style-name="Strong_20_Emphasis"><text:span text:style-name="T23">folder and file structure</text:span></text:span></text:p>
      <text:p text:style-name="P36"/>
      <text:p text:style-name="P37"><text:span text:style-name="Source_20_Text"><text:span text:style-name="T24">Portfolio</text:span></text:span><text:span text:style-name="Source_20_Text"><text:span text:style-name="T2">.Service/</text:span></text:span></text:p>
      <text:p text:style-name="P38"><text:span text:style-name="Source_20_Text"><text:span text:style-name="T2">├── Program.cs <text:s/>&gt; </text:span></text:span><text:span text:style-name="Source_20_Text"><text:span text:style-name="T25">Review reference project’s catalog.api and basket.api program cs</text:span></text:span></text:p>
      <text:p text:style-name="P39"><text:span text:style-name="Source_20_Text"><text:span text:style-name="T2">├── appsettings.json &gt; </text:span></text:span><text:span text:style-name="Source_20_Text"><text:span text:style-name="T25">Review reference project’s catalog.api and basket.api</text:span></text:span></text:p>
      <text:p text:style-name="P39"><text:span text:style-name="Source_20_Text"><text:span text:style-name="T2">├── launchSettings.json &gt;</text:span></text:span><text:span text:style-name="Source_20_Text"><text:span text:style-name="T25"> Review reference project’s catalog.api and basket.api</text:span></text:span></text:p>
      <text:p text:style-name="P38"><text:span text:style-name="Source_20_Text"><text:span text:style-name="T2">├── Dockerfile</text:span></text:span></text:p>
      <text:p text:style-name="P38"><text:span text:style-name="Source_20_Text"><text:span text:style-name="T2">├── docker-compose.yml &gt; </text:span></text:span><text:span text:style-name="Source_20_Text"><text:span text:style-name="T25">Review reference project’s catalog.api and basket.api</text:span></text:span></text:p>
      <text:p text:style-name="P38"><text:span text:style-name="Source_20_Text"><text:span text:style-name="T2">├── docker-compose.override.yml &gt; </text:span></text:span><text:span text:style-name="Source_20_Text"><text:span text:style-name="T25">Review reference project’s catalog.api and basket.api</text:span></text:span></text:p>
      <text:p text:style-name="P39"><text:span text:style-name="Source_20_Text"><text:span text:style-name="T2">├── </text:span></text:span><text:span text:style-name="Source_20_Text"><text:span text:style-name="T26">Portfolio</text:span></text:span><text:span text:style-name="Source_20_Text"><text:span text:style-name="T2">.Service.csproj : </text:span></text:span><text:span text:style-name="Source_20_Text"><text:span text:style-name="T26">Carter, Marten, (Mapster), MediatR, SQLServer </text:span></text:span><text:span text:style-name="Source_20_Text"><text:span text:style-name="T2"><text:s/>&gt; </text:span></text:span><text:span text:style-name="Source_20_Text"><text:span text:style-name="T25">Review <text:s text:c="4"/></text:span></text:span><text:span text:style-name="Source_20_Text"><text:span text:style-name="T12">│</text:span></text:span><text:span text:style-name="Source_20_Text"><text:span text:style-name="T25">reference project’s catalog.api and basket.api</text:span></text:span></text:p>
      <text:p text:style-name="P38"><text:span text:style-name="Source_20_Text"><text:span text:style-name="T12">│</text:span></text:span></text:p>
      <text:p text:style-name="P38"><text:span text:style-name="Source_20_Text"><text:span text:style-name="T12">├</text:span></text:span><text:span text:style-name="Source_20_Text"><text:span text:style-name="T2">── Protos/ ← </text:span></text:span><text:span text:style-name="Source_20_Text"><text:span text:style-name="T26">do something to reference the MarketData.Service Proto on this project</text:span></text:span></text:p>
      <text:p text:style-name="P38"><text:span text:style-name="Source_20_Text"><text:span text:style-name="T12">│ <text:s text:c="2"/>└── marketdata.proto <text:s text:c="20"/># Defines GetPrice, GetPrices gRPC endpoints</text:span></text:span></text:p>
      <text:p text:style-name="P38"><text:span text:style-name="Source_20_Text"><text:span text:style-name="T12">│</text:span></text:span></text:p>
      <text:p text:style-name="P38"><text:span text:style-name="Source_20_Text"><text:span text:style-name="T2">├── Models/</text:span></text:span></text:p>
      <text:p text:style-name="P40"><text:span text:style-name="Source_20_Text"><text:span text:style-name="T2">│ <text:s text:c="2"/>└── </text:span></text:span><text:span text:style-name="Source_20_Text"><text:span text:style-name="T26">Portfolio</text:span></text:span><text:span text:style-name="Source_20_Text"><text:span text:style-name="T2">.cs<text:line-break/>│ <text:s text:c="2"/>└── </text:span></text:span><text:span text:style-name="Source_20_Text"><text:span text:style-name="T26">PortfolioAsset</text:span></text:span><text:span text:style-name="Source_20_Text"><text:span text:style-name="T2">.cs <text:s text:c="22"/>│</text:span></text:span></text:p>
      <text:p text:style-name="P40"><text:span text:style-name="Source_20_Text"><text:span text:style-name="T2">│</text:span></text:span></text:p>
      <text:p text:style-name="P40"><text:span text:style-name="Source_20_Text"><text:span text:style-name="T2">├── DTOs/</text:span></text:span></text:p>
      <text:p text:style-name="P38"><text:span text:style-name="Source_20_Text"><text:span text:style-name="T2">│ <text:s text:c="2"/>├── </text:span></text:span><text:span text:style-name="Source_20_Text"><text:span text:style-name="T26">PortfolioDTO</text:span></text:span><text:span text:style-name="Source_20_Text"><text:span text:style-name="T2">.cs <text:s text:c="21"/></text:span></text:span><text:span text:style-name="Source_20_Text"><text:span text:style-name="T26">#</text:span></text:span><text:span text:style-name="Source_20_Text"><text:span text:style-name="T2"> DTO </text:span></text:span><text:span text:style-name="Source_20_Text"><text:span text:style-name="T26">response for fetching users assets + grpc</text:span></text:span></text:p>
      <text:p text:style-name="P38"><text:span text:style-name="Source_20_Text"><text:span text:style-name="T2">│ <text:s text:c="2"/>└── </text:span></text:span><text:span text:style-name="Source_20_Text"><text:span text:style-name="T26">CreatedAsset</text:span></text:span><text:span text:style-name="Source_20_Text"><text:span text:style-name="T2">D</text:span></text:span><text:span text:style-name="Source_20_Text"><text:span text:style-name="T26">TO</text:span></text:span><text:span text:style-name="Source_20_Text"><text:span text:style-name="T2">.cs <text:s text:c="18"/># </text:span></text:span><text:span text:style-name="Source_20_Text"><text:span text:style-name="T26">DTO response for adding an asset to portfolio</text:span></text:span></text:p>
      <text:p text:style-name="P41"><text:span text:style-name="Source_20_Text"><text:span text:style-name="T2">│ <text:s text:c="2"/>└── </text:span></text:span><text:span text:style-name="Source_20_Text"><text:span text:style-name="T27">Portfolio</text:span></text:span><text:span text:style-name="Source_20_Text"><text:span text:style-name="T26">Asset</text:span></text:span><text:span text:style-name="Source_20_Text"><text:span text:style-name="T2">D</text:span></text:span><text:span text:style-name="Source_20_Text"><text:span text:style-name="T26">TO</text:span></text:span><text:span text:style-name="Source_20_Text"><text:span text:style-name="T2">.cs <text:s text:c="16"/># </text:span></text:span><text:span text:style-name="Source_20_Text"><text:span text:style-name="T26">DTO </text:span></text:span><text:span text:style-name="Source_20_Text"><text:span text:style-name="T27">for PortfolioUpdatedEvent</text:span></text:span></text:p>
      <text:p text:style-name="P38"><text:span text:style-name="Source_20_Text"><text:span text:style-name="T2">│</text:span></text:span></text:p>
      <text:p text:style-name="P38"><text:span text:style-name="Source_20_Text"><text:span text:style-name="T2">├── Data/</text:span></text:span></text:p>
      <text:p text:style-name="P38"><text:span text:style-name="Source_20_Text"><text:span text:style-name="T2">│ <text:s text:c="2"/>├── </text:span></text:span><text:span text:style-name="Source_20_Text"><text:span text:style-name="T26">Portfolio</text:span></text:span><text:span text:style-name="Source_20_Text"><text:span text:style-name="T2">Context.cs <text:s text:c="17"/># EF Core context for </text:span></text:span><text:span text:style-name="Source_20_Text"><text:span text:style-name="T26">user portfolio and assets</text:span></text:span></text:p>
      <text:p text:style-name="P38"><text:span text:style-name="Source_20_Text"><text:span text:style-name="T2">│ <text:s text:c="2"/>├── </text:span></text:span><text:span text:style-name="Source_20_Text"><text:span text:style-name="T26">Portfolio</text:span></text:span><text:span text:style-name="Source_20_Text"><text:span text:style-name="T2">InitialData.cs <text:s text:c="13"/># Seeddata–</text:span></text:span><text:span text:style-name="Source_20_Text"><text:span text:style-name="T26">a couple of portfolios with assets</text:span></text:span></text:p>
      <text:p text:style-name="P38"><text:span text:style-name="Source_20_Text"><text:span text:style-name="T2">│ <text:s text:c="2"/>└── Migrations/</text:span></text:span></text:p>
      <text:p text:style-name="P38"><text:span text:style-name="Source_20_Text"><text:span text:style-name="T2">│ <text:s text:c="6"/>└── ... <text:s text:c="3"/></text:span></text:span><text:span text:style-name="Source_20_Text"><text:span text:style-name="T12"><text:s text:c="25"/></text:span></text:span><text:span text:style-name="Source_20_Text"><text:span text:style-name="T2"><text:s/># Auto-generated EF migrations</text:span></text:span></text:p>
      <text:p text:style-name="P38"><text:span text:style-name="Source_20_Text"><text:span text:style-name="T2">│</text:span></text:span></text:p>
      <text:p text:style-name="P38"><text:span text:style-name="Source_20_Text"><text:span text:style-name="T2">├── Repositories/</text:span></text:span></text:p>
      <text:p text:style-name="P38"><text:span text:style-name="Source_20_Text"><text:span text:style-name="T2">│ <text:s text:c="2"/>├── I</text:span></text:span><text:span text:style-name="Source_20_Text"><text:span text:style-name="T26">Portfolio</text:span></text:span><text:span text:style-name="Source_20_Text"><text:span text:style-name="T2">Repository.cs <text:s text:c="13"/># Interface for accessing </text:span></text:span><text:span text:style-name="Source_20_Text"><text:span text:style-name="T26">portfolios and assets</text:span></text:span></text:p>
      <text:p text:style-name="P38"><text:span text:style-name="Source_20_Text"><text:span text:style-name="T2">│ <text:s text:c="2"/>├── </text:span></text:span><text:span text:style-name="Source_20_Text"><text:span text:style-name="T26">Portfolio</text:span></text:span><text:span text:style-name="Source_20_Text"><text:span text:style-name="T2">Repository.cs <text:s text:c="4"/><text:tab/> <text:s text:c="5"/># </text:span></text:span><text:span text:style-name="Source_20_Text"><text:span text:style-name="T26">Portfolio and assets CRUD operations</text:span></text:span></text:p>
      <text:p text:style-name="P38"><text:span text:style-name="Source_20_Text"><text:span text:style-name="T2">│</text:span></text:span></text:p>
      <text:p text:style-name="P38"><text:span text:style-name="Source_20_Text"><text:span text:style-name="T2">├── Services/</text:span></text:span></text:p>
      <text:p text:style-name="P38"><text:span text:style-name="Source_20_Text"><text:span text:style-name="T2">│ <text:s text:c="2"/>└── P</text:span></text:span><text:span text:style-name="Source_20_Text"><text:span text:style-name="T27">ortfolio</text:span></text:span><text:span text:style-name="Source_20_Text"><text:span text:style-name="T2">Service.cs <text:s text:c="17"/># publishing RabbitMQ </text:span></text:span><text:span text:style-name="Source_20_Text"><text:span text:style-name="T27">Portfolio Updated Event</text:span></text:span></text:p>
      <text:p text:style-name="P38"><text:span text:style-name="Source_20_Text"><text:span text:style-name="T2">│</text:span></text:span></text:p>
      <text:p text:style-name="P38"><text:span text:style-name="Source_20_Text"><text:span text:style-name="T2">├── Events/</text:span></text:span></text:p>
      <text:p text:style-name="P38"><text:span text:style-name="Source_20_Text"><text:span text:style-name="T2">│ <text:s text:c="2"/>├── </text:span></text:span><text:span text:style-name="Source_20_Text"><text:span text:style-name="T27">PortfolioUpdated</text:span></text:span><text:span text:style-name="Source_20_Text"><text:span text:style-name="T2">Event.cs <text:s text:c="12"/># Integration event</text:span></text:span></text:p>
      <text:p text:style-name="P38"><text:span text:style-name="Source_20_Text"><text:span text:style-name="T2">│ <text:s text:c="2"/>├── I</text:span></text:span><text:span text:style-name="Source_20_Text"><text:span text:style-name="T27">PortfolioUpdated</text:span></text:span><text:span text:style-name="Source_20_Text"><text:span text:style-name="T2">Publisher.cs <text:s text:c="7"/># Interface abstraction for event publishing</text:span></text:span></text:p>
      <text:p text:style-name="P38"><text:span text:style-name="Source_20_Text"><text:span text:style-name="T2">│ <text:s text:c="2"/>└── </text:span></text:span><text:span text:style-name="Source_20_Text"><text:span text:style-name="T27">Portfolio</text:span></text:span><text:span text:style-name="Source_20_Text"><text:span text:style-name="T2">Publisher.cs <text:s text:c="15"/># Publishes events via MassTransit</text:span></text:span></text:p>
      <text:p text:style-name="P38"><text:span text:style-name="Source_20_Text"><text:span text:style-name="T12">│</text:span></text:span></text:p>
      <text:p text:style-name="P38"><text:span text:style-name="Source_20_Text"><text:span text:style-name="T2">├── Endpoints/</text:span></text:span></text:p>
      <text:p text:style-name="P41"><text:span text:style-name="Source_20_Text"><text:span text:style-name="T2">│ <text:s text:c="2"/>├── </text:span></text:span><text:span text:style-name="Source_20_Text"><text:span text:style-name="T27">FetchPortfolioEndpoint</text:span></text:span><text:span text:style-name="Source_20_Text"><text:span text:style-name="T2">.cs <text:s text:c="11"/># GET /api/portfolio/{user}</text:span></text:span></text:p>
      <text:p text:style-name="P41"><text:span text:style-name="Source_20_Text"><text:span text:style-name="T2">│ <text:s text:c="2"/>├── </text:span></text:span><text:span text:style-name="Source_20_Text"><text:span text:style-name="T27">CreateUpdatePortfolio</text:span></text:span><text:span text:style-name="Source_20_Text"><text:span text:style-name="T2">Endpoint.cs <text:s text:c="4"/># POST /api/portfolio/{user}</text:span></text:span></text:p>
      <text:p text:style-name="P42"><text:span text:style-name="Source_20_Text"><text:span text:style-name="T2">│ <text:s text:c="2"/>└── </text:span></text:span><text:span text:style-name="Source_20_Text"><text:span text:style-name="T27">AddAsset</text:span></text:span><text:span text:style-name="Source_20_Text"><text:span text:style-name="T2">Endpoint.cs <text:s text:c="17"/># POST /api/portfolio/{user}/asset </text:span></text:span><text:span text:style-name="Source_20_Text"><text:span text:style-name="T27">&amp; trigger </text:span></text:span></text:p>
      <text:p text:style-name="P42"><text:span text:style-name="Source_20_Text"><text:span text:style-name="T2">│ </text:span></text:span><text:span text:style-name="Source_20_Text"><text:span text:style-name="T27"><text:s text:c="2"/></text:span></text:span><text:span text:style-name="Source_20_Text"><text:span text:style-name="T2">│</text:span></text:span><text:span text:style-name="Source_20_Text"><text:span text:style-name="T27"><text:tab/><text:tab/><text:tab/><text:tab/><text:tab/><text:tab/> <text:s text:c="7"/>PortfolioUpdatedEvent</text:span></text:span></text:p>
      <text:p text:style-name="P41"><text:span text:style-name="Source_20_Text"><text:span text:style-name="T2">│ <text:s text:c="2"/>├── </text:span></text:span><text:span text:style-name="Source_20_Text"><text:span text:style-name="T27">RemoveAsset</text:span></text:span><text:span text:style-name="Source_20_Text"><text:span text:style-name="T2">Endpoint.cs <text:s text:c="14"/># DELETE /api/portfolio/{user}/asset/{id}</text:span></text:span></text:p>
      <text:p text:style-name="P42"><text:span text:style-name="Source_20_Text"><text:span text:style-name="T2">│ <text:s text:c="2"/>└── </text:span></text:span><text:span text:style-name="Source_20_Text"><text:span text:style-name="T28">RevaluePortfolio</text:span></text:span><text:span text:style-name="Source_20_Text"><text:span text:style-name="T2">Endpoint.cs <text:s text:c="9"/># POST /api/portfolio/{user}/revalue</text:span></text:span></text:p>
      <text:p text:style-name="P38"><text:span text:style-name="Source_20_Text"><text:span text:style-name="T2">│</text:span></text:span></text:p>
      <text:p text:style-name="P38"><text:span text:style-name="Source_20_Text"><text:span text:style-name="T2">├── Handlers/</text:span></text:span></text:p>
      <text:p text:style-name="P38"><text:span text:style-name="Source_20_Text"><text:span text:style-name="T2">│ <text:s text:c="2"/>├── </text:span></text:span><text:span text:style-name="Source_20_Text"><text:span text:style-name="T28">FetchPortfolio</text:span></text:span><text:span text:style-name="Source_20_Text"><text:span text:style-name="T2">Handler.cs <text:s text:c="12"/># </text:span></text:span><text:span text:style-name="Source_20_Text"><text:span text:style-name="T28">fetch a users portfolio and assets</text:span></text:span></text:p>
      <text:p text:style-name="P38"><text:span text:style-name="Source_20_Text"><text:span text:style-name="T2">│ <text:s text:c="2"/>├── </text:span></text:span><text:span text:style-name="Source_20_Text"><text:span text:style-name="T28">CreateUpdatePortfolio</text:span></text:span><text:span text:style-name="Source_20_Text"><text:span text:style-name="T2">Handler.cs <text:s text:c="5"/># </text:span></text:span><text:span text:style-name="Source_20_Text"><text:span text:style-name="T28">create or update a protfolio with assets</text:span></text:span></text:p>
      <text:p text:style-name="P42"><text:span text:style-name="Source_20_Text"><text:span text:style-name="T2">│ <text:s text:c="2"/>└── </text:span></text:span><text:span text:style-name="Source_20_Text"><text:span text:style-name="T28">AddAsset</text:span></text:span><text:span text:style-name="Source_20_Text"><text:span text:style-name="T2">Handler.cs <text:s text:c="18"/># </text:span></text:span><text:span text:style-name="Source_20_Text"><text:span text:style-name="T28">Add asset to portfolio – tigger <text:tab/> <text:s/></text:span></text:span></text:p>
      <text:p text:style-name="P42"><text:span text:style-name="Source_20_Text"><text:span text:style-name="T2">│ </text:span></text:span><text:span text:style-name="Source_20_Text"><text:span text:style-name="T28"><text:s text:c="2"/></text:span></text:span><text:span text:style-name="Source_20_Text"><text:span text:style-name="T2">│</text:span></text:span><text:span text:style-name="Source_20_Text"><text:span text:style-name="T28"><text:tab/> <text:s text:c="2"/><text:tab/><text:tab/><text:tab/><text:tab/> <text:s text:c="13"/>portfolioupdatedevent</text:span></text:span></text:p>
      <text:p text:style-name="P42"><text:span text:style-name="Source_20_Text"><text:span text:style-name="T2">│ <text:s text:c="2"/>├── </text:span></text:span><text:span text:style-name="Source_20_Text"><text:span text:style-name="T28">RemoveAsset</text:span></text:span><text:span text:style-name="Source_20_Text"><text:span text:style-name="T2">Handler.cs <text:s text:c="15"/># </text:span></text:span><text:span text:style-name="Source_20_Text"><text:span text:style-name="T28">Remove asset from portfolio</text:span></text:span><text:span text:style-name="Source_20_Text"><text:span text:style-name="T2"> </text:span></text:span></text:p>
      <text:p text:style-name="P42"><text:span text:style-name="Source_20_Text"><text:span text:style-name="T2">│ <text:s text:c="2"/>└── </text:span></text:span><text:span text:style-name="Source_20_Text"><text:span text:style-name="T28">RevaluePortfolio</text:span></text:span><text:span text:style-name="Source_20_Text"><text:span text:style-name="T2">Handler.cs <text:s text:c="10"/># </text:span></text:span><text:span text:style-name="Source_20_Text"><text:span text:style-name="T28">fetch prices, recompute values, publish event</text:span></text:span></text:p>
      <text:p text:style-name="P38"><text:span text:style-name="Source_20_Text"><text:span text:style-name="T2">│</text:span></text:span></text:p>
      <text:p text:style-name="P38"><text:span text:style-name="Source_20_Text"><text:span text:style-name="T2">└── Extensions/</text:span></text:span></text:p>
      <text:p text:style-name="P38"><text:span text:style-name="Source_20_Text"><text:span text:style-name="T2"><text:s text:c="4"/>├── EfCoreExtensions.cs <text:s text:c="17"/># Apply migrations on startup</text:span></text:span></text:p>
      <text:p text:style-name="P43"><text:span text:style-name="Source_20_Text"><text:span text:style-name="T12"/></text:span></text:p>
      <text:h text:style-name="P44" text:outline-level="2"><text:soft-page-break/>🧱 <text:span text:style-name="Strong_20_Emphasis">BuildingBlocks/</text:span></text:h>
      <text:p text:style-name="P37"><text:span text:style-name="Source_20_Text">BuildingBlocks/</text:span></text:p>
      <text:p text:style-name="P38"><text:span text:style-name="Source_20_Text">├── BuildingBlocks.csproj</text:span></text:p>
      <text:p text:style-name="P38"><text:span text:style-name="Source_20_Text">├── CQRS/</text:span></text:p>
      <text:p text:style-name="P38"><text:span text:style-name="Source_20_Text">│ <text:s text:c="2"/>├── ICommand.cs</text:span></text:p>
      <text:p text:style-name="P38"><text:span text:style-name="Source_20_Text">│ <text:s text:c="2"/>├── ICommandHandler.cs</text:span></text:p>
      <text:p text:style-name="P38"><text:span text:style-name="Source_20_Text">│ <text:s text:c="2"/>├── IQuery.cs</text:span></text:p>
      <text:p text:style-name="P38"><text:span text:style-name="Source_20_Text">│ <text:s text:c="2"/>└── IQueryHandler.cs</text:span></text:p>
      <text:p text:style-name="P38"><text:span text:style-name="Source_20_Text">│</text:span></text:p>
      <text:p text:style-name="P38"><text:span text:style-name="Source_20_Text">├── Behaviors/</text:span></text:p>
      <text:p text:style-name="P38"><text:span text:style-name="Source_20_Text">│ <text:s text:c="2"/>├── LoggingBehavior.cs</text:span></text:p>
      <text:p text:style-name="P38"><text:span text:style-name="Source_20_Text">│ <text:s text:c="2"/>└── ValidationBehavior.cs</text:span></text:p>
      <text:p text:style-name="P38"><text:span text:style-name="Source_20_Text">│</text:span></text:p>
      <text:p text:style-name="P38"><text:span text:style-name="Source_20_Text">├── Exceptions/</text:span></text:p>
      <text:p text:style-name="P38"><text:span text:style-name="Source_20_Text">│ <text:s text:c="2"/>├── BadRequestException.cs</text:span></text:p>
      <text:p text:style-name="P38"><text:span text:style-name="Source_20_Text">│ <text:s text:c="2"/>├── NotFoundException.cs</text:span></text:p>
      <text:p text:style-name="P38"><text:span text:style-name="Source_20_Text">│ <text:s text:c="2"/>├── InternalServerException.cs</text:span></text:p>
      <text:p text:style-name="P38"><text:span text:style-name="Source_20_Text">│ <text:s text:c="2"/>└── CustomExceptionHandler.cs</text:span></text:p>
      <text:p text:style-name="P38"><text:span text:style-name="Source_20_Text">│</text:span></text:p>
      <text:p text:style-name="P38"><text:span text:style-name="Source_20_Text">└── Messaging/</text:span></text:p>
      <text:p text:style-name="P38"><text:span text:style-name="Source_20_Text"><text:s text:c="4"/>├── IntegrationEvent.cs</text:span></text:p>
      <text:p text:style-name="P45"><text:span text:style-name="Source_20_Text"><text:s text:c="4"/>└── MessagingExtensions.cs <text:s text:c="14"/># MassTransit setup for DI</text:span></text:p>
      <text:p text:style-name="P46"/>
      <text:h text:style-name="P47" text:outline-level="3">🗂 Final Suggested Folder and File Structure</text:h>
      <text:p text:style-name="P48"><text:span text:style-name="Source_20_Text">Portfolio.Service/</text:span></text:p>
      <text:p text:style-name="P49"><text:span text:style-name="Source_20_Text">├── Portfolio.Service.csproj <text:s text:c="15"/># references BuildingBlocks, Carter, Marten, Mapster, MediatR, gRPC client, MassTransit</text:span></text:p>
      <text:p text:style-name="P49"><text:span text:style-name="Source_20_Text">├── Program.cs <text:s text:c="29"/># configure services, DI, MassTransit, gRPC client, etc.</text:span></text:p>
      <text:p text:style-name="P49"><text:span text:style-name="Source_20_Text">├── appsettings.json</text:span></text:p>
      <text:p text:style-name="P49"><text:span text:style-name="Source_20_Text">├── launchSettings.json</text:span></text:p>
      <text:p text:style-name="P49"><text:span text:style-name="Source_20_Text">├── Dockerfile</text:span></text:p>
      <text:p text:style-name="P49"><text:span text:style-name="Source_20_Text">├── docker-compose.yml</text:span></text:p>
      <text:p text:style-name="P49"><text:span text:style-name="Source_20_Text">├── docker-compose.override.yml</text:span></text:p>
      <text:p text:style-name="P49"/>
      <text:p text:style-name="P49"><text:span text:style-name="Source_20_Text">│</text:span></text:p>
      <text:p text:style-name="P49"><text:span text:style-name="Source_20_Text">├── Protos/</text:span></text:p>
      <text:p text:style-name="P49"><text:span text:style-name="Source_20_Text">│ <text:s text:c="2"/>└── marketdata.proto <text:s text:c="19"/># referenced as &lt;Protobuf Include="Protos\marketdata.proto" GrpcServices="Client" /&gt; in csproj</text:span></text:p>
      <text:p text:style-name="P49"><text:span text:style-name="Source_20_Text">│</text:span></text:p>
      <text:p text:style-name="P49"><text:span text:style-name="Source_20_Text">├── Models/</text:span></text:p>
      <text:p text:style-name="P49"><text:span text:style-name="Source_20_Text">│ <text:s text:c="2"/>├── Portfolio.cs</text:span></text:p>
      <text:p text:style-name="P49"><text:span text:style-name="Source_20_Text">│ <text:s text:c="2"/>└── PortfolioAsset.cs</text:span></text:p>
      <text:p text:style-name="P49"><text:span text:style-name="Source_20_Text">│</text:span></text:p>
      <text:p text:style-name="P49"><text:soft-page-break/><text:span text:style-name="Source_20_Text">├── DTOs/</text:span></text:p>
      <text:p text:style-name="P49"><text:span text:style-name="Source_20_Text">│ <text:s text:c="2"/>├── PortfolioDto.cs</text:span></text:p>
      <text:p text:style-name="P49"><text:span text:style-name="Source_20_Text">│ <text:s text:c="2"/>├── PortfolioAssetDto.cs <text:s text:c="15"/># used both internally and in PortfolioUpdatedEvent</text:span></text:p>
      <text:p text:style-name="P49"><text:span text:style-name="Source_20_Text">│ <text:s text:c="2"/>├── CreatedAssetDto.cs</text:span></text:p>
      <text:p text:style-name="P49"><text:span text:style-name="Source_20_Text">│ <text:s text:c="2"/>└── PortfolioValueDto.cs ⭐ <text:s text:c="13"/># for /revalue endpoint (quantity, price, value)</text:span></text:p>
      <text:p text:style-name="P49"><text:span text:style-name="Source_20_Text">│</text:span></text:p>
      <text:p text:style-name="P49"><text:span text:style-name="Source_20_Text">├── Data/</text:span></text:p>
      <text:p text:style-name="P49"><text:span text:style-name="Source_20_Text">│ <text:s text:c="2"/>├── PortfolioContext.cs <text:s text:c="16"/># EF Core DbContext (or Marten equivalent)</text:span></text:p>
      <text:p text:style-name="P49"><text:span text:style-name="Source_20_Text">│ <text:s text:c="2"/>├── PortfolioInitialData.cs</text:span></text:p>
      <text:p text:style-name="P49"><text:span text:style-name="Source_20_Text">│ <text:s text:c="2"/>└── Migrations/</text:span></text:p>
      <text:p text:style-name="P49"><text:span text:style-name="Source_20_Text">│</text:span></text:p>
      <text:p text:style-name="P49"><text:span text:style-name="Source_20_Text">├── Repositories/</text:span></text:p>
      <text:p text:style-name="P49"><text:span text:style-name="Source_20_Text">│ <text:s text:c="2"/>├── IPortfolioRepository.cs</text:span></text:p>
      <text:p text:style-name="P49"><text:span text:style-name="Source_20_Text">│ <text:s text:c="2"/>└── PortfolioRepository.cs</text:span></text:p>
      <text:p text:style-name="P49"><text:span text:style-name="Source_20_Text">│</text:span></text:p>
      <text:p text:style-name="P49"><text:span text:style-name="Source_20_Text">├── Services/</text:span></text:p>
      <text:p text:style-name="P49"><text:span text:style-name="Source_20_Text">│ <text:s text:c="2"/>├── PortfolioService.cs <text:s text:c="16"/># orchestrates event publishing &amp; price fetching</text:span></text:p>
      <text:p text:style-name="P49"><text:span text:style-name="Source_20_Text">│ <text:s text:c="2"/>├── Grpc/</text:span></text:p>
      <text:p text:style-name="P49"><text:span text:style-name="Source_20_Text">│ <text:s text:c="2"/>│ <text:s text:c="2"/>├── MarketDataGrpcClient.cs ⭐ <text:s text:c="5"/># wrapper around generated MarketDataProtoServiceClient</text:span></text:p>
      <text:p text:style-name="P49"><text:span text:style-name="Source_20_Text">│ <text:s text:c="2"/>│ <text:s text:c="2"/>└── MarketDataGrpcExtensions.cs <text:s text:c="3"/># DI registration for gRPC client</text:span></text:p>
      <text:p text:style-name="P49"><text:span text:style-name="Source_20_Text">│</text:span></text:p>
      <text:p text:style-name="P49"><text:span text:style-name="Source_20_Text">├── Events/</text:span></text:p>
      <text:p text:style-name="P49"><text:span text:style-name="Source_20_Text">│ <text:s text:c="2"/>├── PortfolioUpdatedEvent.cs</text:span></text:p>
      <text:p text:style-name="P49"><text:span text:style-name="Source_20_Text">│ <text:s text:c="2"/>├── IPortfolioUpdatedPublisher.cs</text:span></text:p>
      <text:p text:style-name="P49"><text:span text:style-name="Source_20_Text">│ <text:s text:c="2"/>└── PortfolioUpdatedPublisher.cs <text:s text:c="7"/># use MassTransit’s IBus to publish event</text:span></text:p>
      <text:p text:style-name="P49"><text:span text:style-name="Source_20_Text">│</text:span></text:p>
      <text:p text:style-name="P49"><text:span text:style-name="Source_20_Text">├── Endpoints/</text:span></text:p>
      <text:p text:style-name="P49"><text:span text:style-name="Source_20_Text">│ <text:s text:c="2"/>├── GetPortfolioEndpoint.cs</text:span></text:p>
      <text:p text:style-name="P49"><text:span text:style-name="Source_20_Text">│ <text:s text:c="2"/>├── CreateOrUpdatePortfolioEndpoint.cs</text:span></text:p>
      <text:p text:style-name="P49"><text:span text:style-name="Source_20_Text">│ <text:s text:c="2"/>├── AddAssetEndpoint.cs</text:span></text:p>
      <text:p text:style-name="P49"><text:soft-page-break/><text:span text:style-name="Source_20_Text">│ <text:s text:c="2"/>├── RemoveAssetEndpoint.cs</text:span></text:p>
      <text:p text:style-name="P49"><text:span text:style-name="Source_20_Text">│ <text:s text:c="2"/>└── RevaluePortfolioEndpoint.cs</text:span></text:p>
      <text:p text:style-name="P49"><text:span text:style-name="Source_20_Text">│</text:span></text:p>
      <text:p text:style-name="P49"><text:span text:style-name="Source_20_Text">├── Handlers/</text:span></text:p>
      <text:p text:style-name="P49"><text:span text:style-name="Source_20_Text">│ <text:s text:c="2"/>├── GetPortfolioHandler.cs</text:span></text:p>
      <text:p text:style-name="P49"><text:span text:style-name="Source_20_Text">│ <text:s text:c="2"/>├── CreateOrUpdatePortfolioHandler.cs</text:span></text:p>
      <text:p text:style-name="P49"><text:span text:style-name="Source_20_Text">│ <text:s text:c="2"/>├── AddAssetHandler.cs</text:span></text:p>
      <text:p text:style-name="P49"><text:span text:style-name="Source_20_Text">│ <text:s text:c="2"/>├── RemoveAssetHandler.cs</text:span></text:p>
      <text:p text:style-name="P49"><text:span text:style-name="Source_20_Text">│ <text:s text:c="2"/>└── RevaluePortfolioHandler.cs</text:span></text:p>
      <text:p text:style-name="P49"><text:span text:style-name="Source_20_Text">│</text:span></text:p>
      <text:p text:style-name="P49"><text:span text:style-name="Source_20_Text">└── Extensions/</text:span></text:p>
      <text:p text:style-name="P49"><text:span text:style-name="Source_20_Text"><text:s text:c="4"/>├── ApplicationExtensions.cs ⭐ <text:s text:c="9"/># register MediatR, Carter, Marten, gRPC client, MassTransit</text:span></text:p>
      <text:p text:style-name="P49"><text:span text:style-name="Source_20_Text"><text:s text:c="4"/>├── EfCoreExtensions.cs</text:span></text:p>
      <text:p text:style-name="P49"><text:span text:style-name="Source_20_Text"><text:s text:c="4"/>├── EventBusExtensions.cs 🧱 <text:s text:c="12"/># if you configure MassTransit here</text:span></text:p>
      <text:p text:style-name="P49"><text:span text:style-name="Source_20_Text"><text:s text:c="4"/>└── ExceptionHandlingExtensions.cs <text:s text:c="5"/># optional, if you integrate BuildingBlocks.CustomExceptionHandler</text:span></text:p>
      <text:p text:style-name="P50"/>
      <text:h text:style-name="P51" text:outline-level="2">🧱 Key Improvements Explained</text:h>
      <text:h text:style-name="P52" text:outline-level="3">⭐ 1. <text:span text:style-name="Source_20_Text">Grpc/</text:span> folder under <text:span text:style-name="Source_20_Text">Services/</text:span></text:h>
      <text:p text:style-name="P53">Separates infrastructure-related integration (gRPC) from domain logic.</text:p>
      <text:list text:style-name="L4">
        <text:list-item>
          <text:p text:style-name="P54"><text:span text:style-name="Source_20_Text">MarketDataGrpcClient.cs</text:span></text:p>
          <text:list>
            <text:list-item>
              <text:p text:style-name="P54">Encapsulates generated gRPC client usage.</text:p>
            </text:list-item>
            <text:list-item>
              <text:p text:style-name="P54">Handles <text:span text:style-name="Source_20_Text">GetPricesAsync()</text:span> for multiple symbols.</text:p>
            </text:list-item>
            <text:list-item>
              <text:p text:style-name="P54">Example:</text:p>
              <text:p text:style-name="P55"><text:span text:style-name="Source_20_Text">public class MarketDataGrpcClient</text:span></text:p>
              <text:p text:style-name="P56"><text:span text:style-name="Source_20_Text">{</text:span></text:p>
              <text:p text:style-name="P56"><text:span text:style-name="Source_20_Text"><text:s text:c="4"/>private readonly MarketDataProtoService.MarketDataProtoServiceClient _client;</text:span></text:p>
              <text:p text:style-name="P56"/>
              <text:p text:style-name="P56"><text:span text:style-name="Source_20_Text"><text:s text:c="4"/>public MarketDataGrpcClient(MarketDataProtoService.MarketDataProtoServiceClient client)</text:span></text:p>
              <text:p text:style-name="P56"><text:span text:style-name="Source_20_Text"><text:s text:c="4"/>{</text:span></text:p>
              <text:p text:style-name="P56"><text:soft-page-break/><text:span text:style-name="Source_20_Text"><text:s text:c="8"/>_client = client;</text:span></text:p>
              <text:p text:style-name="P56"><text:span text:style-name="Source_20_Text"><text:s text:c="4"/>}</text:span></text:p>
              <text:p text:style-name="P56"/>
              <text:p text:style-name="P56"><text:span text:style-name="Source_20_Text"><text:s text:c="4"/>public async Task&lt;Dictionary&lt;string, double&gt;&gt; GetPricesAsync(IEnumerable&lt;string&gt; symbols)</text:span></text:p>
              <text:p text:style-name="P56"><text:span text:style-name="Source_20_Text"><text:s text:c="4"/>{</text:span></text:p>
              <text:p text:style-name="P56"><text:span text:style-name="Source_20_Text"><text:s text:c="8"/>var request = new PriceListRequest();</text:span></text:p>
              <text:p text:style-name="P56"><text:span text:style-name="Source_20_Text"><text:s text:c="8"/>request.Symbols.AddRange(symbols);</text:span></text:p>
              <text:p text:style-name="P56"><text:span text:style-name="Source_20_Text"><text:s text:c="8"/>var response = await _client.GetPricesAsync(request);</text:span></text:p>
              <text:p text:style-name="P56"><text:span text:style-name="Source_20_Text"><text:s text:c="8"/>return response.Prices.ToDictionary(p =&gt; p.Symbol, p =&gt; p.Price);</text:span></text:p>
              <text:p text:style-name="P56"><text:span text:style-name="Source_20_Text"><text:s text:c="4"/>}</text:span></text:p>
              <text:p text:style-name="P56"><text:span text:style-name="Source_20_Text">}</text:span></text:p>
            </text:list-item>
          </text:list>
        </text:list-item>
      </text:list>
      <text:h text:style-name="P52" text:outline-level="3">⭐ 2. <text:span text:style-name="Source_20_Text">ApplicationExtensions.cs</text:span></text:h>
      <text:p text:style-name="P53">Centralizes DI setup:</text:p>
      <text:p text:style-name="P48"><text:span text:style-name="Source_20_Text">public static class ApplicationExtensions</text:span></text:p>
      <text:p text:style-name="P49"><text:span text:style-name="Source_20_Text">{</text:span></text:p>
      <text:p text:style-name="P49"><text:span text:style-name="Source_20_Text"><text:s text:c="4"/>public static IServiceCollection AddApplicationServices(this IServiceCollection services, IConfiguration config)</text:span></text:p>
      <text:p text:style-name="P49"><text:span text:style-name="Source_20_Text"><text:s text:c="4"/>{</text:span></text:p>
      <text:p text:style-name="P49"><text:span text:style-name="Source_20_Text"><text:s text:c="8"/>services.AddMediatR(typeof(Program));</text:span></text:p>
      <text:p text:style-name="P49"><text:span text:style-name="Source_20_Text"><text:s text:c="8"/>services.AddCarter();</text:span></text:p>
      <text:p text:style-name="P49"><text:span text:style-name="Source_20_Text"><text:s text:c="8"/>services.AddMarten(config.GetConnectionString("DefaultConnection"));</text:span></text:p>
      <text:p text:style-name="P49"><text:span text:style-name="Source_20_Text"><text:s text:c="8"/>services.AddGrpcClient&lt;MarketDataProtoService.MarketDataProtoServiceClient&gt;(o =&gt;</text:span></text:p>
      <text:p text:style-name="P49"><text:span text:style-name="Source_20_Text"><text:s text:c="8"/>{</text:span></text:p>
      <text:p text:style-name="P49"><text:span text:style-name="Source_20_Text"><text:s text:c="12"/>o.Address = new Uri(config["GrpcSettings:MarketDataUrl"]);</text:span></text:p>
      <text:p text:style-name="P49"><text:span text:style-name="Source_20_Text"><text:s text:c="8"/>});</text:span></text:p>
      <text:p text:style-name="P49"><text:span text:style-name="Source_20_Text"><text:s text:c="8"/>services.AddMassTransit(x =&gt;</text:span></text:p>
      <text:p text:style-name="P49"><text:span text:style-name="Source_20_Text"><text:s text:c="8"/>{</text:span></text:p>
      <text:p text:style-name="P49"><text:span text:style-name="Source_20_Text"><text:s text:c="12"/>x.UsingRabbitMq((ctx, cfg) =&gt;</text:span></text:p>
      <text:p text:style-name="P49"><text:span text:style-name="Source_20_Text"><text:s text:c="12"/>{</text:span></text:p>
      <text:p text:style-name="P49"><text:span text:style-name="Source_20_Text"><text:s text:c="16"/>cfg.Host(config["EventBusSettings:HostAddress"]);</text:span></text:p>
      <text:p text:style-name="P49"><text:span text:style-name="Source_20_Text"><text:s text:c="12"/>});</text:span></text:p>
      <text:p text:style-name="P49"><text:span text:style-name="Source_20_Text"><text:s text:c="8"/>});</text:span></text:p>
      <text:p text:style-name="P49"><text:soft-page-break/></text:p>
      <text:p text:style-name="P49"><text:span text:style-name="Source_20_Text"><text:s text:c="8"/>return services;</text:span></text:p>
      <text:p text:style-name="P49"><text:span text:style-name="Source_20_Text"><text:s text:c="4"/>}</text:span></text:p>
      <text:p text:style-name="P49"><text:span text:style-name="Source_20_Text">}</text:span></text:p>
      <text:p text:style-name="P53">Then your <text:span text:style-name="Source_20_Text">Program.cs</text:span> remains very clean:</text:p>
      <text:p text:style-name="P48"><text:span text:style-name="Source_20_Text">var builder = WebApplication.CreateBuilder(args);</text:span></text:p>
      <text:p text:style-name="P49"/>
      <text:p text:style-name="P49"><text:span text:style-name="Source_20_Text">builder.Services.AddApplicationServices(builder.Configuration);</text:span></text:p>
      <text:p text:style-name="P49"/>
      <text:p text:style-name="P49"><text:span text:style-name="Source_20_Text">var app = builder.Build();</text:span></text:p>
      <text:p text:style-name="P49"><text:span text:style-name="Source_20_Text">app.MapCarter();</text:span></text:p>
      <text:p text:style-name="P49"><text:span text:style-name="Source_20_Text">app.Run();</text:span></text:p>
      <text:p text:style-name="P50"/>
      <text:h text:style-name="P52" text:outline-level="3">⭐ 3. Add <text:span text:style-name="Source_20_Text">PortfolioValueDto.cs</text:span></text:h>
      <text:p text:style-name="P53">For endpoints like <text:span text:style-name="Source_20_Text">/revalue</text:span>, you’ll likely want to return:</text:p>
      <text:p text:style-name="P48"><text:span text:style-name="Source_20_Text">[</text:span></text:p>
      <text:p text:style-name="P49"><text:span text:style-name="Source_20_Text"><text:s text:c="2"/>{ "symbol": "AAPL", "quantity": 10, "price": 180, "value": 1800 },</text:span></text:p>
      <text:p text:style-name="P49"><text:span text:style-name="Source_20_Text"><text:s text:c="2"/>{ "symbol": "TSLA", "quantity": 5, "price": 250, "value": 1250 }</text:span></text:p>
      <text:p text:style-name="P49"><text:span text:style-name="Source_20_Text">]</text:span></text:p>
      <text:p text:style-name="P53">So a dedicated DTO helps:</text:p>
      <text:p text:style-name="P48"><text:span text:style-name="Source_20_Text">public record PortfolioValueDto(string Symbol, string Name, decimal Quantity, decimal Price, decimal Value);</text:span></text:p>
      <text:p text:style-name="P50"/>
      <text:h text:style-name="P52" text:outline-level="3">🧱 4. Optional: <text:span text:style-name="Source_20_Text">EventBusExtensions.cs</text:span></text:h>
      <text:p text:style-name="P53">If you prefer not to clutter <text:span text:style-name="Source_20_Text">ApplicationExtensions.cs</text:span>, extract RabbitMQ setup there:</text:p>
      <text:p text:style-name="P48"><text:span text:style-name="Source_20_Text">public static class EventBusExtensions</text:span></text:p>
      <text:p text:style-name="P49"><text:span text:style-name="Source_20_Text">{</text:span></text:p>
      <text:p text:style-name="P49"><text:span text:style-name="Source_20_Text"><text:s text:c="4"/>public static IServiceCollection AddEventBus(this IServiceCollection services, IConfiguration config)</text:span></text:p>
      <text:p text:style-name="P49"><text:span text:style-name="Source_20_Text"><text:s text:c="4"/>{</text:span></text:p>
      <text:p text:style-name="P49"><text:span text:style-name="Source_20_Text"><text:s text:c="8"/>services.AddMassTransit(x =&gt;</text:span></text:p>
      <text:p text:style-name="P49"><text:span text:style-name="Source_20_Text"><text:s text:c="8"/>{</text:span></text:p>
      <text:p text:style-name="P49"><text:span text:style-name="Source_20_Text"><text:s text:c="12"/>x.UsingRabbitMq((ctx, cfg) =&gt;</text:span></text:p>
      <text:p text:style-name="P49"><text:span text:style-name="Source_20_Text"><text:s text:c="12"/>{</text:span></text:p>
      <text:p text:style-name="P49"><text:soft-page-break/><text:span text:style-name="Source_20_Text"><text:s text:c="16"/>cfg.Host(config["EventBusSettings:HostAddress"]);</text:span></text:p>
      <text:p text:style-name="P49"><text:span text:style-name="Source_20_Text"><text:s text:c="12"/>});</text:span></text:p>
      <text:p text:style-name="P49"><text:span text:style-name="Source_20_Text"><text:s text:c="8"/>});</text:span></text:p>
      <text:p text:style-name="P49"><text:span text:style-name="Source_20_Text"><text:s text:c="8"/>return services;</text:span></text:p>
      <text:p text:style-name="P49"><text:span text:style-name="Source_20_Text"><text:s text:c="4"/>}</text:span></text:p>
      <text:p text:style-name="P49"><text:span text:style-name="Source_20_Text">}</text:span></text:p>
      <text:p text:style-name="P50"/>
      <text:h text:style-name="P51" text:outline-level="2">🧩 Integration with BuildingBlocks</text:h>
      <text:p text:style-name="P53">Your project already has:</text:p>
      <text:list text:style-name="L5">
        <text:list-item>
          <text:p text:style-name="P57"><text:span text:style-name="Source_20_Text">BuildingBlocks.Messaging</text:span> (for <text:span text:style-name="Source_20_Text">IntegrationEvent</text:span> and extensions)</text:p>
        </text:list-item>
        <text:list-item>
          <text:p text:style-name="P57"><text:span text:style-name="Source_20_Text">BuildingBlocks.CQRS</text:span> (for command/query abstraction)</text:p>
        </text:list-item>
        <text:list-item>
          <text:p text:style-name="P57"><text:span text:style-name="Source_20_Text">BuildingBlocks.Exceptions</text:span> (for uniform error handling)</text:p>
        </text:list-item>
      </text:list>
      <text:p text:style-name="P53">✅ So ensure:</text:p>
      <text:list text:style-name="L6">
        <text:list-item>
          <text:p text:style-name="P58"><text:span text:style-name="Source_20_Text">PortfolioUpdatedEvent</text:span> inherits from <text:span text:style-name="Source_20_Text">IntegrationEvent</text:span>.</text:p>
        </text:list-item>
        <text:list-item>
          <text:p text:style-name="P58">All Handlers implement <text:span text:style-name="Source_20_Text">ICommandHandler&lt;&gt;</text:span> or <text:span text:style-name="Source_20_Text">IQueryHandler&lt;&gt;</text:span> from BuildingBlocks.</text:p>
        </text:list-item>
        <text:list-item>
          <text:p text:style-name="P58">Register <text:span text:style-name="Source_20_Text">CustomExceptionHandler</text:span> middleware in <text:span text:style-name="Source_20_Text">Program.cs</text:span> or via extension.</text:p>
        </text:list-item>
      </text:list>
      <text:h text:style-name="P59" text:outline-level="2"/>
      <text:h text:style-name="P60" text:outline-level="2">🧭 OVERALL STRATEGY</text:h>
      <text:p text:style-name="P53">We’ll move in <text:span text:style-name="Strong_20_Emphasis">five iterative stages</text:span>, from the foundation up:</text:p>
      <text:list text:style-name="L7">
        <text:list-item>
          <text:p text:style-name="P61"><text:span text:style-name="Strong_20_Emphasis">Setup &amp; Infrastructure</text:span> (project shell, dependencies, basic startup)</text:p>
        </text:list-item>
        <text:list-item>
          <text:p text:style-name="P61"><text:span text:style-name="Strong_20_Emphasis">Domain &amp; Data Layer</text:span> (models, context, repositories)</text:p>
        </text:list-item>
        <text:list-item>
          <text:p text:style-name="P61"><text:span text:style-name="Strong_20_Emphasis">Integration &amp; Services</text:span> (gRPC, event publishing)</text:p>
        </text:list-item>
        <text:list-item>
          <text:p text:style-name="P61"><text:span text:style-name="Strong_20_Emphasis">CQRS Handlers &amp; Endpoints</text:span> (MediatR + Carter)</text:p>
        </text:list-item>
        <text:list-item>
          <text:p text:style-name="P61"><text:span text:style-name="Strong_20_Emphasis">Polish &amp; Testing</text:span> (seed data, migrations, docker, validation)</text:p>
        </text:list-item>
      </text:list>
      <text:p text:style-name="P53">Each stage builds on the previous one — by the end of <text:span text:style-name="Strong_20_Emphasis">Stage 3</text:span>, your app will already respond to basic portfolio queries; by <text:span text:style-name="Strong_20_Emphasis">Stage 5</text:span>, it’ll be fully production-ready.</text:p>
      <text:p text:style-name="P50"/>
      <text:h text:style-name="P51" text:outline-level="2">🧱 STAGE 1 – SETUP &amp; INFRASTRUCTURE</text:h>
      <text:p text:style-name="P62"><text:span text:style-name="Strong_20_Emphasis">Goal:</text:span> Be able to run <text:span text:style-name="Source_20_Text">dotnet run</text:span> and get an empty Carter web API up.</text:p>
      <text:p text:style-name="P53"><text:span text:style-name="Strong_20_Emphasis">Files to develop (in this order):</text:span></text:p>
      <text:list text:style-name="L8">
        <text:list-item>
          <text:p text:style-name="P63"><text:span text:style-name="Strong_20_Emphasis">Portfolio.Service.csproj</text:span></text:p>
          <text:list>
            <text:list-item>
              <text:p text:style-name="P63">Add references to:</text:p>
              <text:list>
                <text:list-item>
                  <text:p text:style-name="P63"><text:span text:style-name="Source_20_Text">BuildingBlocks</text:span></text:p>
                </text:list-item>
                <text:list-item>
                  <text:p text:style-name="P63"><text:span text:style-name="Source_20_Text">Carter</text:span>, <text:span text:style-name="Source_20_Text">MediatR</text:span>, <text:span text:style-name="Source_20_Text">Mapster</text:span>, <text:span text:style-name="Source_20_Text">MassTransit</text:span>, <text:span text:style-name="Source_20_Text">Grpc.Net.Client</text:span>, <text:span text:style-name="Source_20_Text">Marten</text:span></text:p>
                </text:list-item>
              </text:list>
            </text:list-item>
            <text:list-item>
              <text:p text:style-name="P63">Add <text:span text:style-name="Source_20_Text">&lt;Protobuf Include="Protos\marketdata.proto" GrpcServices="Client" /&gt;</text:span></text:p>
            </text:list-item>
            <text:list-item>
              <text:p text:style-name="P63">Add <text:span text:style-name="Source_20_Text">&lt;PackageReference&gt;</text:span>s to match Catalog/Basket.</text:p>
            </text:list-item>
          </text:list>
        </text:list-item>
        <text:list-item>
          <text:p text:style-name="P63"><text:span text:style-name="Strong_20_Emphasis">Program.cs</text:span></text:p>
          <text:list>
            <text:list-item>
              <text:p text:style-name="P63">Register Carter, MediatR, Marten (or EF Core), gRPC, and MassTransit.</text:p>
            </text:list-item>
            <text:list-item>
              <text:p text:style-name="P63">Call your extension methods (<text:span text:style-name="Source_20_Text">AddApplicationServices()</text:span>).</text:p>
            </text:list-item>
          </text:list>
        </text:list-item>
        <text:list-item>
          <text:p text:style-name="P63"><text:span text:style-name="Strong_20_Emphasis">ApplicationExtensions.cs</text:span> (and optionally <text:span text:style-name="Source_20_Text">EventBusExtensions.cs</text:span>)</text:p>
          <text:list>
            <text:list-item>
              <text:p text:style-name="P63">Encapsulate service registration cleanly here.</text:p>
            </text:list-item>
          </text:list>
        </text:list-item>
        <text:list-item>
          <text:p text:style-name="P63"><text:span text:style-name="Strong_20_Emphasis">appsettings.json</text:span>, <text:span text:style-name="Strong_20_Emphasis">launchSettings.json</text:span></text:p>
          <text:list>
            <text:list-item>
              <text:p text:style-name="P63">Copy from your reference project and tweak connection strings.</text:p>
            </text:list-item>
          </text:list>
        </text:list-item>
      </text:list>
      <text:p text:style-name="P53">✅ <text:span text:style-name="Strong_20_Emphasis">Milestone:</text:span> Run the API → you should see “Now listening on: http://localhost:5000”.</text:p>
      <text:p text:style-name="P50"/>
      <text:h text:style-name="P51" text:outline-level="2"><text:soft-page-break/>📊 STAGE 2 – DOMAIN &amp; DATA LAYER</text:h>
      <text:p text:style-name="P62"><text:span text:style-name="Strong_20_Emphasis">Goal:</text:span> Have persistent portfolios and assets you can CRUD from the database.</text:p>
      <text:p text:style-name="P53"><text:span text:style-name="Strong_20_Emphasis">Files to develop (in this order):</text:span></text:p>
      <text:list text:style-name="L9">
        <text:list-item>
          <text:p text:style-name="P64"><text:span text:style-name="Strong_20_Emphasis">Models/</text:span></text:p>
          <text:list>
            <text:list-item>
              <text:p text:style-name="P64"><text:span text:style-name="Source_20_Text">Portfolio.cs</text:span> and <text:span text:style-name="Source_20_Text">PortfolioAsset.cs</text:span></text:p>
            </text:list-item>
          </text:list>
        </text:list-item>
        <text:list-item>
          <text:p text:style-name="P64"><text:span text:style-name="Strong_20_Emphasis">Data/</text:span></text:p>
          <text:list>
            <text:list-item>
              <text:p text:style-name="P64"><text:span text:style-name="Source_20_Text">PortfolioContext.cs</text:span></text:p>
            </text:list-item>
            <text:list-item>
              <text:p text:style-name="P64"><text:span text:style-name="Source_20_Text">PortfolioInitialData.cs</text:span> (basic seeding for manual test)</text:p>
            </text:list-item>
            <text:list-item>
              <text:p text:style-name="P64">Run <text:span text:style-name="Source_20_Text">dotnet ef migrations add InitialCreate</text:span> and <text:span text:style-name="Source_20_Text">dotnet ef database update</text:span></text:p>
            </text:list-item>
          </text:list>
        </text:list-item>
        <text:list-item>
          <text:p text:style-name="P64"><text:span text:style-name="Strong_20_Emphasis">Repositories/</text:span></text:p>
          <text:list>
            <text:list-item>
              <text:p text:style-name="P64"><text:span text:style-name="Source_20_Text">IPortfolioRepository.cs</text:span></text:p>
            </text:list-item>
            <text:list-item>
              <text:p text:style-name="P64"><text:span text:style-name="Source_20_Text">PortfolioRepository.cs</text:span><text:line-break/>Implement <text:span text:style-name="Source_20_Text">GetByUserNameAsync</text:span>, <text:span text:style-name="Source_20_Text">AddAssetAsync</text:span>, <text:span text:style-name="Source_20_Text">RemoveAssetAsync</text:span>, etc.</text:p>
            </text:list-item>
          </text:list>
        </text:list-item>
      </text:list>
      <text:p text:style-name="P53">✅ <text:span text:style-name="Strong_20_Emphasis">Milestone:</text:span> You can create, read, and delete portfolios directly through repository tests or a minimal controller (temporary if needed).</text:p>
      <text:p text:style-name="P50"/>
      <text:h text:style-name="P51" text:outline-level="2">🌐 STAGE 3 – INTEGRATION &amp; SERVICES</text:h>
      <text:p text:style-name="P62"><text:span text:style-name="Strong_20_Emphasis">Goal:</text:span> Connect to external systems (MarketData gRPC + RabbitMQ event publishing).</text:p>
      <text:p text:style-name="P53"><text:span text:style-name="Strong_20_Emphasis">Files to develop (in this order):</text:span></text:p>
      <text:list text:style-name="L10">
        <text:list-item>
          <text:p text:style-name="P65"><text:span text:style-name="Strong_20_Emphasis">Protos/marketdata.proto</text:span></text:p>
          <text:list>
            <text:list-item>
              <text:p text:style-name="P65">Ensure it compiles (gRPC stubs auto-generated).</text:p>
            </text:list-item>
          </text:list>
        </text:list-item>
      </text:list>
      <text:p text:style-name="P66">Here it might be useful to see the reference video to see how basket.api references the proto in discount.service</text:p>
      <text:list text:continue-numbering="true" text:style-name="L10">
        <text:list-item>
          <text:p text:style-name="P65"><text:span text:style-name="Strong_20_Emphasis">Services/Grpc/</text:span></text:p>
          <text:list>
            <text:list-item>
              <text:p text:style-name="P65"><text:span text:style-name="Source_20_Text">MarketDataGrpcClient.cs</text:span><text:line-break/>Implement <text:span text:style-name="Source_20_Text">GetPricesAsync</text:span> using gRPC client.</text:p>
            </text:list-item>
            <text:list-item>
              <text:p text:style-name="P65"><text:span text:style-name="Source_20_Text">MarketDataGrpcExtensions.cs</text:span> (register with DI).</text:p>
            </text:list-item>
          </text:list>
        </text:list-item>
        <text:list-item>
          <text:p text:style-name="P65"><text:span text:style-name="Strong_20_Emphasis">Events/</text:span></text:p>
          <text:list>
            <text:list-item>
              <text:p text:style-name="P65"><text:span text:style-name="Source_20_Text">PortfolioUpdatedEvent.cs</text:span> (inherits <text:span text:style-name="Source_20_Text">IntegrationEvent</text:span>)</text:p>
            </text:list-item>
            <text:list-item>
              <text:p text:style-name="P65"><text:soft-page-break/><text:span text:style-name="Source_20_Text">IPortfolioUpdatedPublisher.cs</text:span></text:p>
            </text:list-item>
            <text:list-item>
              <text:p text:style-name="P65"><text:span text:style-name="Source_20_Text">PortfolioUpdatedPublisher.cs</text:span> (use <text:span text:style-name="Source_20_Text">IBus</text:span> from MassTransit).</text:p>
            </text:list-item>
          </text:list>
        </text:list-item>
        <text:list-item>
          <text:p text:style-name="P65"><text:span text:style-name="Strong_20_Emphasis">Services/PortfolioService.cs</text:span></text:p>
          <text:list>
            <text:list-item>
              <text:p text:style-name="P65">Central orchestration service — receives repository + grpc client + publisher.</text:p>
            </text:list-item>
            <text:list-item>
              <text:p text:style-name="P65">Provides methods:</text:p>
              <text:list>
                <text:list-item>
                  <text:p text:style-name="P65"><text:span text:style-name="Source_20_Text">AddAssetAsync()</text:span></text:p>
                </text:list-item>
                <text:list-item>
                  <text:p text:style-name="P65"><text:span text:style-name="Source_20_Text">RemoveAssetAsync()</text:span></text:p>
                </text:list-item>
                <text:list-item>
                  <text:p text:style-name="P65"><text:span text:style-name="Source_20_Text">RevalueAsync()</text:span></text:p>
                </text:list-item>
                <text:list-item>
                  <text:p text:style-name="P65">Publishes <text:span text:style-name="Source_20_Text">PortfolioUpdatedEvent</text:span>.</text:p>
                </text:list-item>
              </text:list>
            </text:list-item>
          </text:list>
        </text:list-item>
      </text:list>
      <text:p text:style-name="P53">✅ <text:span text:style-name="Strong_20_Emphasis">Milestone:</text:span> At this point, the service can fetch live prices and publish events, even without endpoints yet.</text:p>
      <text:p text:style-name="P50"/>
      <text:h text:style-name="P51" text:outline-level="2">⚙️ STAGE 4 – CQRS HANDLERS &amp; ENDPOINTS</text:h>
      <text:p text:style-name="P62"><text:span text:style-name="Strong_20_Emphasis">Goal:</text:span> Expose business use cases through clean handlers and Carter endpoints.</text:p>
      <text:p text:style-name="P53"><text:span text:style-name="Strong_20_Emphasis">Files to develop (in this order):</text:span></text:p>
      <text:list text:style-name="L11">
        <text:list-item>
          <text:p text:style-name="P67"><text:span text:style-name="Strong_20_Emphasis">Handlers/</text:span></text:p>
          <text:list>
            <text:list-item>
              <text:p text:style-name="P67"><text:span text:style-name="Source_20_Text">GetPortfolioHandler.cs</text:span> (Query)</text:p>
            </text:list-item>
            <text:list-item>
              <text:p text:style-name="P67"><text:span text:style-name="Source_20_Text">CreateOrUpdatePortfolioHandler.cs</text:span> (Command)</text:p>
            </text:list-item>
            <text:list-item>
              <text:p text:style-name="P67"><text:span text:style-name="Source_20_Text">AddAssetHandler.cs</text:span></text:p>
            </text:list-item>
            <text:list-item>
              <text:p text:style-name="P67"><text:span text:style-name="Source_20_Text">RemoveAssetHandler.cs</text:span></text:p>
            </text:list-item>
            <text:list-item>
              <text:p text:style-name="P67"><text:span text:style-name="Source_20_Text">RevaluePortfolioHandler.cs</text:span></text:p>
            </text:list-item>
          </text:list>
        </text:list-item>
        <text:list-item>
          <text:p text:style-name="P67"><text:span text:style-name="Strong_20_Emphasis">Endpoints/</text:span></text:p>
          <text:list>
            <text:list-item>
              <text:p text:style-name="P67">Implement Carter modules:</text:p>
              <text:list>
                <text:list-item>
                  <text:p text:style-name="P67"><text:span text:style-name="Source_20_Text">GetPortfolioEndpoint.cs</text:span> → GET /api/portfolio/{user}</text:p>
                </text:list-item>
                <text:list-item>
                  <text:p text:style-name="P67"><text:span text:style-name="Source_20_Text">AddAssetEndpoint.cs</text:span> → POST /api/portfolio/{user}/asset</text:p>
                </text:list-item>
                <text:list-item>
                  <text:p text:style-name="P67"><text:span text:style-name="Source_20_Text">RemoveAssetEndpoint.cs</text:span> → DELETE /api/portfolio/{user}/asset/{id}</text:p>
                </text:list-item>
                <text:list-item>
                  <text:p text:style-name="P67"><text:span text:style-name="Source_20_Text">RevaluePortfolioEndpoint.cs</text:span> → POST /api/portfolio/{user}/revalue</text:p>
                </text:list-item>
                <text:list-item>
                  <text:p text:style-name="P67"><text:span text:style-name="Source_20_Text">CreateOrUpdatePortfolioEndpoint.cs</text:span> → POST /api/portfolio/{user}</text:p>
                </text:list-item>
              </text:list>
            </text:list-item>
          </text:list>
        </text:list-item>
        <text:list-item>
          <text:p text:style-name="P67"><text:span text:style-name="Strong_20_Emphasis">DTOs/</text:span></text:p>
          <text:list>
            <text:list-item>
              <text:p text:style-name="P67"><text:soft-page-break/><text:span text:style-name="Source_20_Text">PortfolioDto.cs</text:span></text:p>
            </text:list-item>
            <text:list-item>
              <text:p text:style-name="P67"><text:span text:style-name="Source_20_Text">PortfolioAssetDto.cs</text:span></text:p>
            </text:list-item>
            <text:list-item>
              <text:p text:style-name="P67"><text:span text:style-name="Source_20_Text">CreatedAssetDto.cs</text:span></text:p>
            </text:list-item>
            <text:list-item>
              <text:p text:style-name="P67"><text:span text:style-name="Source_20_Text">PortfolioValueDto.cs</text:span></text:p>
            </text:list-item>
          </text:list>
        </text:list-item>
      </text:list>
      <text:p text:style-name="P53">✅ <text:span text:style-name="Strong_20_Emphasis">Milestone:</text:span> You can now call all endpoints from Postman.<text:line-break/>Your service is functionally complete and integrated with MarketData + RabbitMQ.</text:p>
      <text:p text:style-name="P50"/>
      <text:h text:style-name="P51" text:outline-level="2">🧹 STAGE 5 – POLISH &amp; TESTING</text:h>
      <text:p text:style-name="P62"><text:span text:style-name="Strong_20_Emphasis">Goal:</text:span> Final touches for production readiness and developer confidence.</text:p>
      <text:p text:style-name="P53"><text:span text:style-name="Strong_20_Emphasis">Files to develop or refine:</text:span></text:p>
      <text:list text:style-name="L12">
        <text:list-item>
          <text:p text:style-name="P68"><text:span text:style-name="Strong_20_Emphasis">Extensions/</text:span></text:p>
          <text:list>
            <text:list-item>
              <text:p text:style-name="P68"><text:span text:style-name="Source_20_Text">EfCoreExtensions.cs</text:span> → ensure migrations apply on startup.</text:p>
            </text:list-item>
            <text:list-item>
              <text:p text:style-name="P68"><text:span text:style-name="Source_20_Text">ExceptionHandlingExtensions.cs</text:span> → use your BuildingBlocks.CustomExceptionHandler.</text:p>
            </text:list-item>
          </text:list>
        </text:list-item>
        <text:list-item>
          <text:p text:style-name="P68"><text:span text:style-name="Strong_20_Emphasis">PortfolioInitialData.cs</text:span> → confirm seeding works.</text:p>
        </text:list-item>
        <text:list-item>
          <text:p text:style-name="P68"><text:span text:style-name="Strong_20_Emphasis">Dockerfile</text:span>, <text:span text:style-name="Strong_20_Emphasis">docker-compose.yml</text:span>, <text:span text:style-name="Strong_20_Emphasis">docker-compose.override.yml</text:span></text:p>
          <text:list>
            <text:list-item>
              <text:p text:style-name="P68">Use Catalog/Basket as references (configure Postgres, RabbitMQ, etc.)</text:p>
            </text:list-item>
          </text:list>
        </text:list-item>
        <text:list-item>
          <text:p text:style-name="P68"><text:span text:style-name="Strong_20_Emphasis">Unit/Integration Tests (optional)</text:span></text:p>
          <text:list>
            <text:list-item>
              <text:p text:style-name="P68">Test handlers and repositories with in-memory DB and mock gRPC client.</text:p>
            </text:list-item>
          </text:list>
        </text:list-item>
      </text:list>
      <text:p text:style-name="P53">✅ <text:span text:style-name="Strong_20_Emphasis">Milestone:</text:span><text:line-break/>Run all containers → open <text:span text:style-name="Source_20_Text">/swagger</text:span> or <text:span text:style-name="Source_20_Text">/portfolio</text:span> → see everything working.</text:p>
      <text:p text:style-name="P50"/>
      <text:h text:style-name="P51" text:outline-level="2">🧩 BONUS TIP: BUILD ITERATIVELY</text:h>
      <text:p text:style-name="P53">Each stage should compile and run <text:span text:style-name="Strong_20_Emphasis">independently</text:span>:</text:p>
      <text:list text:style-name="L13">
        <text:list-item>
          <text:p text:style-name="P69">After Stage 1 → empty API runs.</text:p>
        </text:list-item>
        <text:list-item>
          <text:p text:style-name="P69">After Stage 2 → data persists.</text:p>
        </text:list-item>
        <text:list-item>
          <text:p text:style-name="P69">After Stage 3 → prices fetched and events published.</text:p>
        </text:list-item>
        <text:list-item>
          <text:p text:style-name="P69">After Stage 4 → full functionality.</text:p>
        </text:list-item>
        <text:list-item>
          <text:p text:style-name="P69">After Stage 5 → production ready.</text:p>
        </text:list-item>
      </text:list>
      <text:p text:style-name="P53">That incremental validation keeps debugging minimal and confidence high.</text:p>
      <text:p text:style-name="P53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7T16:12:20.375633000</meta:creation-date>
    <dc:date>2025-10-31T14:33:41.390585300</dc:date>
    <meta:editing-duration>PT4H12M14S</meta:editing-duration>
    <meta:editing-cycles>34</meta:editing-cycles>
    <meta:generator>LibreOffice/25.8.2.2$Windows_X86_64 LibreOffice_project/d401f2107ccab8f924a8e2df40f573aab7605b6f</meta:generator>
    <meta:document-statistic meta:table-count="2" meta:image-count="0" meta:object-count="0" meta:page-count="17" meta:paragraph-count="473" meta:word-count="2370" meta:character-count="19741" meta:non-whitespace-character-count="16399"/>
  </office:meta>
</office:document-meta>
</file>